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8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2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161cm"/>
    </style:style>
    <style:style style:name="gr7" style:family="graphic" style:parent-style-name="standard">
      <style:graphic-properties draw:stroke="none" svg:stroke-color="#000000" draw:fill="none" draw:fill-color="#ffffff" fo:min-height="0.05cm"/>
    </style:style>
    <style:style style:name="gr8" style:family="graphic" style:parent-style-name="standard">
      <style:graphic-properties draw:stroke="none" svg:stroke-color="#000000" draw:fill="none" draw:fill-color="#ffffff" fo:min-height="9.463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margin-left="-0.988cm" fo:margin-right="1.988cm" fo:text-align="center" fo:text-indent="1cm"/>
    </style:style>
    <style:style style:name="P2" style:family="paragraph">
      <style:paragraph-properties fo:margin-left="-0.988cm" fo:margin-right="1.988cm" fo:text-indent="1cm"/>
      <style:text-properties fo:font-size="6pt" style:font-size-asian="6pt" style:font-size-complex="6pt"/>
    </style:style>
    <style:style style:name="P3" style:family="paragraph">
      <style:paragraph-properties fo:margin-left="-0.988cm" fo:margin-right="1.988cm" fo:text-indent="1cm"/>
      <style:text-properties fo:font-size="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1cm" svg:y1="6.09cm" svg:x2="28.21cm" svg:y2="6.09cm">
          <text:p/>
        </draw:line>
        <draw:line draw:style-name="gr1" draw:text-style-name="P1" draw:layer="layout" svg:x1="1.51cm" svg:y1="14.59cm" svg:x2="1.061cm" svg:y2="14.59cm">
          <text:p/>
        </draw:line>
        <draw:line draw:style-name="gr1" draw:text-style-name="P1" draw:layer="layout" svg:x1="28.659cm" svg:y1="15.041cm" svg:x2="28.659cm" svg:y2="5.638cm">
          <text:p/>
        </draw:line>
        <draw:line draw:style-name="gr1" draw:text-style-name="P1" draw:layer="layout" svg:x1="1.059cm" svg:y1="15.04cm" svg:x2="1.059cm" svg:y2="5.637cm">
          <text:p/>
        </draw:line>
        <draw:line draw:style-name="gr1" draw:text-style-name="P1" draw:layer="layout" svg:x1="1.061cm" svg:y1="5.639cm" svg:x2="28.659cm" svg:y2="5.639cm">
          <text:p/>
        </draw:line>
        <draw:line draw:style-name="gr1" draw:text-style-name="P1" draw:layer="layout" svg:x1="1.061cm" svg:y1="15.039cm" svg:x2="28.659cm" svg:y2="15.039cm">
          <text:p/>
        </draw:line>
        <draw:line draw:style-name="gr1" draw:text-style-name="P1" draw:layer="layout" svg:x1="20.81cm" svg:y1="14.59cm" svg:x2="20.81cm" svg:y2="13.09cm">
          <text:p/>
        </draw:line>
        <draw:line draw:style-name="gr1" draw:text-style-name="P1" draw:layer="layout" svg:x1="20.81cm" svg:y1="13.09cm" svg:x2="17.91cm" svg:y2="13.09cm">
          <text:p/>
        </draw:line>
        <draw:line draw:style-name="gr1" draw:text-style-name="P1" draw:layer="layout" svg:x1="17.91cm" svg:y1="13.09cm" svg:x2="17.91cm" svg:y2="13.69cm">
          <text:p/>
        </draw:line>
        <draw:line draw:style-name="gr1" draw:text-style-name="P1" draw:layer="layout" svg:x1="17.91cm" svg:y1="13.69cm" svg:x2="20.21cm" svg:y2="13.69cm">
          <text:p/>
        </draw:line>
        <draw:line draw:style-name="gr1" draw:text-style-name="P1" draw:layer="layout" svg:x1="20.21cm" svg:y1="13.69cm" svg:x2="20.21cm" svg:y2="14.79cm">
          <text:p/>
        </draw:line>
        <draw:line draw:style-name="gr1" draw:text-style-name="P1" draw:layer="layout" svg:x1="16.71cm" svg:y1="13.09cm" svg:x2="16.71cm" svg:y2="13.69cm">
          <text:p/>
        </draw:line>
        <draw:line draw:style-name="gr1" draw:text-style-name="P1" draw:layer="layout" svg:x1="16.71cm" svg:y1="13.09cm" svg:x2="13.61cm" svg:y2="13.09cm">
          <text:p/>
        </draw:line>
        <draw:line draw:style-name="gr1" draw:text-style-name="P1" draw:layer="layout" svg:x1="13.61cm" svg:y1="13.09cm" svg:x2="13.61cm" svg:y2="14.59cm">
          <text:p/>
        </draw:line>
        <draw:line draw:style-name="gr1" draw:text-style-name="P1" draw:layer="layout" svg:x1="16.71cm" svg:y1="13.69cm" svg:x2="14.21cm" svg:y2="13.69cm">
          <text:p/>
        </draw:line>
        <draw:line draw:style-name="gr1" draw:text-style-name="P1" draw:layer="layout" svg:x1="14.21cm" svg:y1="13.69cm" svg:x2="14.21cm" svg:y2="14.59cm">
          <text:p/>
        </draw:line>
        <draw:line draw:style-name="gr1" draw:text-style-name="P1" draw:layer="layout" svg:x1="16.51cm" svg:y1="15.039cm" svg:x2="16.51cm" svg:y2="14.59cm">
          <text:p/>
        </draw:line>
        <draw:line draw:style-name="gr1" draw:text-style-name="P1" draw:layer="layout" svg:x1="18.61cm" svg:y1="14.99cm" svg:x2="16.51cm" svg:y2="14.99cm">
          <text:p/>
        </draw:line>
        <draw:line draw:style-name="gr1" draw:text-style-name="P1" draw:layer="layout" svg:x1="20.81cm" svg:y1="15.039cm" svg:x2="20.81cm" svg:y2="14.59cm">
          <text:p/>
        </draw:line>
        <draw:line draw:style-name="gr1" draw:text-style-name="P1" draw:layer="layout" svg:x1="28.21cm" svg:y1="14.59cm" svg:x2="20.81cm" svg:y2="14.59cm">
          <text:p/>
        </draw:line>
        <draw:line draw:style-name="gr1" draw:text-style-name="P1" draw:layer="layout" svg:x1="1.51cm" svg:y1="14.59cm" svg:x2="16.51cm" svg:y2="14.59cm">
          <text:p/>
        </draw:line>
        <draw:line draw:style-name="gr1" draw:text-style-name="P1" draw:layer="layout" svg:x1="28.21cm" svg:y1="14.59cm" svg:x2="28.21cm" svg:y2="13.09cm">
          <text:p/>
        </draw:line>
        <draw:line draw:style-name="gr1" draw:text-style-name="P1" draw:layer="layout" svg:x1="28.21cm" svg:y1="6.09cm" svg:x2="28.21cm" svg:y2="7.19cm">
          <text:p/>
        </draw:line>
        <draw:line draw:style-name="gr1" draw:text-style-name="P1" draw:layer="layout" svg:x1="28.21cm" svg:y1="7.19cm" svg:x2="28.659cm" svg:y2="7.19cm">
          <text:p/>
        </draw:line>
        <draw:line draw:style-name="gr1" draw:text-style-name="P1" draw:layer="layout" svg:x1="28.21cm" svg:y1="13.09cm" svg:x2="28.659cm" svg:y2="13.09cm">
          <text:p/>
        </draw:line>
        <draw:line draw:style-name="gr1" draw:text-style-name="P1" draw:layer="layout" svg:x1="2.71cm" svg:y1="13.29cm" svg:x2="2.71cm" svg:y2="12.79cm">
          <text:p/>
        </draw:line>
        <draw:line draw:style-name="gr1" draw:text-style-name="P1" draw:layer="layout" svg:x1="2.71cm" svg:y1="12.79cm" svg:x2="3.064cm" svg:y2="12.79cm">
          <text:p/>
        </draw:line>
        <draw:line draw:style-name="gr1" draw:text-style-name="P1" draw:layer="layout" svg:x1="2.71cm" svg:y1="13.29cm" svg:x2="3.064cm" svg:y2="13.29cm">
          <text:p/>
        </draw:line>
        <draw:line draw:style-name="gr1" draw:text-style-name="P1" draw:layer="layout" svg:x1="3.061cm" svg:y1="13.39cm" svg:x2="3.061cm" svg:y2="12.69cm">
          <text:p/>
        </draw:line>
        <draw:line draw:style-name="gr1" draw:text-style-name="P1" draw:layer="layout" svg:x1="3.068cm" svg:y1="12.69cm" svg:x2="10.421cm" svg:y2="12.69cm">
          <text:p/>
        </draw:line>
        <draw:line draw:style-name="gr1" draw:text-style-name="P1" draw:layer="layout" svg:x1="3.069cm" svg:y1="13.39cm" svg:x2="10.422cm" svg:y2="13.39cm">
          <text:p/>
        </draw:line>
        <draw:line draw:style-name="gr1" draw:text-style-name="P1" draw:layer="layout" svg:x1="10.424cm" svg:y1="12.69cm" svg:x2="10.424cm" svg:y2="13.39cm">
          <text:p/>
        </draw:line>
        <draw:line draw:style-name="gr1" draw:text-style-name="P1" draw:layer="layout" svg:x1="10.41cm" svg:y1="12.69cm" svg:x2="10.759cm" svg:y2="12.69cm">
          <text:p/>
        </draw:line>
        <draw:line draw:style-name="gr1" draw:text-style-name="P1" draw:layer="layout" svg:x1="10.411cm" svg:y1="13.39cm" svg:x2="10.76cm" svg:y2="13.39cm">
          <text:p/>
        </draw:line>
        <draw:line draw:style-name="gr1" draw:text-style-name="P1" draw:layer="layout" svg:x1="10.761cm" svg:y1="13.39cm" svg:x2="10.761cm" svg:y2="12.69cm">
          <text:p/>
        </draw:line>
        <draw:line draw:style-name="gr1" draw:text-style-name="P1" draw:layer="layout" svg:x1="3.062cm" svg:y1="13.038cm" svg:x2="5.513cm" svg:y2="13.038cm">
          <text:p/>
        </draw:line>
        <draw:line draw:style-name="gr1" draw:text-style-name="P1" draw:layer="layout" svg:x1="5.513cm" svg:y1="13.39cm" svg:x2="5.513cm" svg:y2="12.69cm">
          <text:p/>
        </draw:line>
        <draw:line draw:style-name="gr1" draw:text-style-name="P1" draw:layer="layout" svg:x1="5.515cm" svg:y1="13.038cm" svg:x2="7.966cm" svg:y2="13.038cm">
          <text:p/>
        </draw:line>
        <draw:line draw:style-name="gr1" draw:text-style-name="P1" draw:layer="layout" svg:x1="7.971cm" svg:y1="13.39cm" svg:x2="7.971cm" svg:y2="12.69cm">
          <text:p/>
        </draw:line>
        <draw:line draw:style-name="gr1" draw:text-style-name="P1" draw:layer="layout" svg:x1="7.974cm" svg:y1="13.038cm" svg:x2="10.425cm" svg:y2="13.038cm">
          <text:p/>
        </draw:line>
        <draw:line draw:style-name="gr1" draw:text-style-name="P1" draw:layer="layout" svg:x1="2.711cm" svg:y1="11.69cm" svg:x2="2.711cm" svg:y2="10.99cm">
          <text:p/>
        </draw:line>
        <draw:line draw:style-name="gr1" draw:text-style-name="P1" draw:layer="layout" svg:x1="2.711cm" svg:y1="10.99cm" svg:x2="3.065cm" svg:y2="10.99cm">
          <text:p/>
        </draw:line>
        <draw:line draw:style-name="gr1" draw:text-style-name="P1" draw:layer="layout" svg:x1="2.711cm" svg:y1="11.69cm" svg:x2="3.065cm" svg:y2="11.69cm">
          <text:p/>
        </draw:line>
        <draw:line draw:style-name="gr1" draw:text-style-name="P1" draw:layer="layout" svg:x1="3.062cm" svg:y1="11.69cm" svg:x2="3.062cm" svg:y2="10.99cm">
          <text:p/>
        </draw:line>
        <draw:line draw:style-name="gr1" draw:text-style-name="P1" draw:layer="layout" svg:x1="3.069cm" svg:y1="10.99cm" svg:x2="10.422cm" svg:y2="10.99cm">
          <text:p/>
        </draw:line>
        <draw:line draw:style-name="gr1" draw:text-style-name="P1" draw:layer="layout" svg:x1="3.07cm" svg:y1="11.69cm" svg:x2="10.423cm" svg:y2="11.69cm">
          <text:p/>
        </draw:line>
        <draw:line draw:style-name="gr1" draw:text-style-name="P1" draw:layer="layout" svg:x1="10.425cm" svg:y1="10.99cm" svg:x2="10.425cm" svg:y2="11.69cm">
          <text:p/>
        </draw:line>
        <draw:line draw:style-name="gr1" draw:text-style-name="P1" draw:layer="layout" svg:x1="10.411cm" svg:y1="10.99cm" svg:x2="10.76cm" svg:y2="10.99cm">
          <text:p/>
        </draw:line>
        <draw:line draw:style-name="gr1" draw:text-style-name="P1" draw:layer="layout" svg:x1="10.412cm" svg:y1="11.69cm" svg:x2="10.761cm" svg:y2="11.69cm">
          <text:p/>
        </draw:line>
        <draw:line draw:style-name="gr1" draw:text-style-name="P1" draw:layer="layout" svg:x1="10.762cm" svg:y1="11.69cm" svg:x2="10.762cm" svg:y2="10.99cm">
          <text:p/>
        </draw:line>
        <draw:line draw:style-name="gr1" draw:text-style-name="P1" draw:layer="layout" svg:x1="3.063cm" svg:y1="11.338cm" svg:x2="5.514cm" svg:y2="11.338cm">
          <text:p/>
        </draw:line>
        <draw:line draw:style-name="gr1" draw:text-style-name="P1" draw:layer="layout" svg:x1="5.514cm" svg:y1="11.69cm" svg:x2="5.514cm" svg:y2="10.99cm">
          <text:p/>
        </draw:line>
        <draw:line draw:style-name="gr1" draw:text-style-name="P1" draw:layer="layout" svg:x1="5.516cm" svg:y1="11.338cm" svg:x2="7.967cm" svg:y2="11.338cm">
          <text:p/>
        </draw:line>
        <draw:line draw:style-name="gr1" draw:text-style-name="P1" draw:layer="layout" svg:x1="7.972cm" svg:y1="11.69cm" svg:x2="7.972cm" svg:y2="10.99cm">
          <text:p/>
        </draw:line>
        <draw:line draw:style-name="gr1" draw:text-style-name="P1" draw:layer="layout" svg:x1="7.975cm" svg:y1="11.338cm" svg:x2="10.426cm" svg:y2="11.338cm">
          <text:p/>
        </draw:line>
        <draw:line draw:style-name="gr1" draw:text-style-name="P1" draw:layer="layout" svg:x1="2.711cm" svg:y1="9.99cm" svg:x2="2.711cm" svg:y2="9.29cm">
          <text:p/>
        </draw:line>
        <draw:line draw:style-name="gr1" draw:text-style-name="P1" draw:layer="layout" svg:x1="2.711cm" svg:y1="9.29cm" svg:x2="3.065cm" svg:y2="9.29cm">
          <text:p/>
        </draw:line>
        <draw:line draw:style-name="gr1" draw:text-style-name="P1" draw:layer="layout" svg:x1="2.711cm" svg:y1="9.99cm" svg:x2="3.065cm" svg:y2="9.99cm">
          <text:p/>
        </draw:line>
        <draw:line draw:style-name="gr1" draw:text-style-name="P1" draw:layer="layout" svg:x1="3.062cm" svg:y1="9.99cm" svg:x2="3.062cm" svg:y2="9.29cm">
          <text:p/>
        </draw:line>
        <draw:line draw:style-name="gr1" draw:text-style-name="P1" draw:layer="layout" svg:x1="3.069cm" svg:y1="9.29cm" svg:x2="10.422cm" svg:y2="9.29cm">
          <text:p/>
        </draw:line>
        <draw:line draw:style-name="gr1" draw:text-style-name="P1" draw:layer="layout" svg:x1="3.07cm" svg:y1="9.99cm" svg:x2="10.423cm" svg:y2="9.99cm">
          <text:p/>
        </draw:line>
        <draw:line draw:style-name="gr1" draw:text-style-name="P1" draw:layer="layout" svg:x1="10.425cm" svg:y1="9.29cm" svg:x2="10.425cm" svg:y2="9.99cm">
          <text:p/>
        </draw:line>
        <draw:line draw:style-name="gr1" draw:text-style-name="P1" draw:layer="layout" svg:x1="10.411cm" svg:y1="9.29cm" svg:x2="10.76cm" svg:y2="9.29cm">
          <text:p/>
        </draw:line>
        <draw:line draw:style-name="gr1" draw:text-style-name="P1" draw:layer="layout" svg:x1="10.412cm" svg:y1="9.99cm" svg:x2="10.761cm" svg:y2="9.99cm">
          <text:p/>
        </draw:line>
        <draw:line draw:style-name="gr1" draw:text-style-name="P1" draw:layer="layout" svg:x1="10.762cm" svg:y1="9.99cm" svg:x2="10.762cm" svg:y2="9.29cm">
          <text:p/>
        </draw:line>
        <draw:line draw:style-name="gr1" draw:text-style-name="P1" draw:layer="layout" svg:x1="3.063cm" svg:y1="9.638cm" svg:x2="5.514cm" svg:y2="9.638cm">
          <text:p/>
        </draw:line>
        <draw:line draw:style-name="gr1" draw:text-style-name="P1" draw:layer="layout" svg:x1="5.514cm" svg:y1="9.99cm" svg:x2="5.514cm" svg:y2="9.29cm">
          <text:p/>
        </draw:line>
        <draw:line draw:style-name="gr1" draw:text-style-name="P1" draw:layer="layout" svg:x1="5.516cm" svg:y1="9.638cm" svg:x2="7.967cm" svg:y2="9.638cm">
          <text:p/>
        </draw:line>
        <draw:line draw:style-name="gr1" draw:text-style-name="P1" draw:layer="layout" svg:x1="7.972cm" svg:y1="9.99cm" svg:x2="7.972cm" svg:y2="9.29cm">
          <text:p/>
        </draw:line>
        <draw:line draw:style-name="gr1" draw:text-style-name="P1" draw:layer="layout" svg:x1="7.975cm" svg:y1="9.638cm" svg:x2="10.426cm" svg:y2="9.638cm">
          <text:p/>
        </draw:line>
        <draw:line draw:style-name="gr1" draw:text-style-name="P1" draw:layer="layout" svg:x1="2.711cm" svg:y1="7.986cm" svg:x2="2.711cm" svg:y2="7.135cm">
          <text:p/>
        </draw:line>
        <draw:line draw:style-name="gr1" draw:text-style-name="P1" draw:layer="layout" svg:x1="2.711cm" svg:y1="7.135cm" svg:x2="3.065cm" svg:y2="7.135cm">
          <text:p/>
        </draw:line>
        <draw:line draw:style-name="gr1" draw:text-style-name="P1" draw:layer="layout" svg:x1="2.711cm" svg:y1="7.986cm" svg:x2="3.065cm" svg:y2="7.986cm">
          <text:p/>
        </draw:line>
        <draw:line draw:style-name="gr1" draw:text-style-name="P1" draw:layer="layout" svg:x1="3.062cm" svg:y1="7.986cm" svg:x2="3.062cm" svg:y2="7.135cm">
          <text:p/>
        </draw:line>
        <draw:line draw:style-name="gr1" draw:text-style-name="P1" draw:layer="layout" svg:x1="3.069cm" svg:y1="7.135cm" svg:x2="10.422cm" svg:y2="7.135cm">
          <text:p/>
        </draw:line>
        <draw:line draw:style-name="gr1" draw:text-style-name="P1" draw:layer="layout" svg:x1="3.07cm" svg:y1="7.986cm" svg:x2="10.423cm" svg:y2="7.986cm">
          <text:p/>
        </draw:line>
        <draw:line draw:style-name="gr1" draw:text-style-name="P1" draw:layer="layout" svg:x1="10.425cm" svg:y1="7.135cm" svg:x2="10.425cm" svg:y2="7.986cm">
          <text:p/>
        </draw:line>
        <draw:line draw:style-name="gr1" draw:text-style-name="P1" draw:layer="layout" svg:x1="10.411cm" svg:y1="7.135cm" svg:x2="10.76cm" svg:y2="7.135cm">
          <text:p/>
        </draw:line>
        <draw:line draw:style-name="gr1" draw:text-style-name="P1" draw:layer="layout" svg:x1="10.762cm" svg:y1="7.986cm" svg:x2="10.762cm" svg:y2="7.135cm">
          <text:p/>
        </draw:line>
        <draw:line draw:style-name="gr1" draw:text-style-name="P1" draw:layer="layout" svg:x1="3.063cm" svg:y1="7.483cm" svg:x2="5.514cm" svg:y2="7.483cm">
          <text:p/>
        </draw:line>
        <draw:line draw:style-name="gr1" draw:text-style-name="P1" draw:layer="layout" svg:x1="5.514cm" svg:y1="7.986cm" svg:x2="5.514cm" svg:y2="7.135cm">
          <text:p/>
        </draw:line>
        <draw:line draw:style-name="gr1" draw:text-style-name="P1" draw:layer="layout" svg:x1="5.516cm" svg:y1="7.483cm" svg:x2="7.967cm" svg:y2="7.483cm">
          <text:p/>
        </draw:line>
        <draw:line draw:style-name="gr1" draw:text-style-name="P1" draw:layer="layout" svg:x1="7.972cm" svg:y1="7.986cm" svg:x2="7.972cm" svg:y2="7.135cm">
          <text:p/>
        </draw:line>
        <draw:line draw:style-name="gr1" draw:text-style-name="P1" draw:layer="layout" svg:x1="7.975cm" svg:y1="7.483cm" svg:x2="10.426cm" svg:y2="7.483cm">
          <text:p/>
        </draw:line>
        <draw:line draw:style-name="gr1" draw:text-style-name="P1" draw:layer="layout" svg:x1="10.41cm" svg:y1="7.986cm" svg:x2="10.76cm" svg:y2="7.986cm">
          <text:p/>
        </draw:line>
        <draw:line draw:style-name="gr1" draw:text-style-name="P1" draw:layer="layout" svg:x1="1.059cm" svg:y1="13.49cm" svg:x2="1.51cm" svg:y2="13.49cm">
          <text:p/>
        </draw:line>
        <draw:line draw:style-name="gr1" draw:text-style-name="P1" draw:layer="layout" svg:x1="1.11cm" svg:y1="13.49cm" svg:x2="1.11cm" svg:y2="14.59cm">
          <text:p/>
        </draw:line>
        <draw:line draw:style-name="gr1" draw:text-style-name="P1" draw:layer="layout" svg:x1="1.51cm" svg:y1="6.09cm" svg:x2="1.51cm" svg:y2="13.49cm">
          <text:p/>
        </draw:line>
        <draw:line draw:style-name="gr1" draw:text-style-name="P1" draw:layer="layout" svg:x1="18.61cm" svg:y1="14.784cm" svg:x2="18.61cm" svg:y2="15.039cm">
          <text:p/>
        </draw:line>
        <draw:line draw:style-name="gr1" draw:text-style-name="P1" draw:layer="layout" svg:x1="18.61cm" svg:y1="14.79cm" svg:x2="20.81cm" svg:y2="14.79cm">
          <text:p/>
        </draw:line>
        <draw:line draw:style-name="gr1" draw:text-style-name="P1" draw:layer="layout" svg:x1="11.776cm" svg:y1="7.985cm" svg:x2="11.776cm" svg:y2="7.134cm">
          <text:p/>
        </draw:line>
        <draw:line draw:style-name="gr1" draw:text-style-name="P1" draw:layer="layout" svg:x1="11.776cm" svg:y1="7.134cm" svg:x2="12.13cm" svg:y2="7.134cm">
          <text:p/>
        </draw:line>
        <draw:line draw:style-name="gr1" draw:text-style-name="P1" draw:layer="layout" svg:x1="11.776cm" svg:y1="7.985cm" svg:x2="12.13cm" svg:y2="7.985cm">
          <text:p/>
        </draw:line>
        <draw:line draw:style-name="gr1" draw:text-style-name="P1" draw:layer="layout" svg:x1="12.127cm" svg:y1="7.985cm" svg:x2="12.127cm" svg:y2="7.134cm">
          <text:p/>
        </draw:line>
        <draw:line draw:style-name="gr1" draw:text-style-name="P1" draw:layer="layout" svg:x1="12.128cm" svg:y1="7.482cm" svg:x2="14.579cm" svg:y2="7.482cm">
          <text:p/>
        </draw:line>
        <draw:line draw:style-name="gr1" draw:text-style-name="P1" draw:layer="layout" svg:x1="14.579cm" svg:y1="7.985cm" svg:x2="14.579cm" svg:y2="7.134cm">
          <text:p/>
        </draw:line>
        <draw:line draw:style-name="gr1" draw:text-style-name="P1" draw:layer="layout" svg:x1="14.581cm" svg:y1="7.482cm" svg:x2="17.032cm" svg:y2="7.482cm">
          <text:p/>
        </draw:line>
        <draw:line draw:style-name="gr1" draw:text-style-name="P1" draw:layer="layout" svg:x1="17.04cm" svg:y1="7.984cm" svg:x2="17.04cm" svg:y2="7.133cm">
          <text:p/>
        </draw:line>
        <draw:line draw:style-name="gr1" draw:text-style-name="P1" draw:layer="layout" svg:x1="17.04cm" svg:y1="7.133cm" svg:x2="17.394cm" svg:y2="7.133cm">
          <text:p/>
        </draw:line>
        <draw:line draw:style-name="gr1" draw:text-style-name="P1" draw:layer="layout" svg:x1="17.04cm" svg:y1="7.984cm" svg:x2="17.394cm" svg:y2="7.984cm">
          <text:p/>
        </draw:line>
        <draw:line draw:style-name="gr1" draw:text-style-name="P1" draw:layer="layout" svg:x1="17.391cm" svg:y1="7.984cm" svg:x2="17.391cm" svg:y2="7.133cm">
          <text:p/>
        </draw:line>
        <draw:line draw:style-name="gr1" draw:text-style-name="P1" draw:layer="layout" svg:x1="12.11cm" svg:y1="7.134cm" svg:x2="17.04cm" svg:y2="7.133cm">
          <text:p/>
        </draw:line>
        <draw:line draw:style-name="gr1" draw:text-style-name="P1" draw:layer="layout" svg:x1="12.11cm" svg:y1="7.989cm" svg:x2="17.04cm" svg:y2="7.988cm">
          <text:p/>
        </draw:line>
        <draw:line draw:style-name="gr1" draw:text-style-name="P1" draw:layer="layout" svg:x1="17.033cm" svg:y1="10.99cm" svg:x2="17.033cm" svg:y2="11.69cm">
          <text:p/>
        </draw:line>
        <draw:line draw:style-name="gr1" draw:text-style-name="P1" draw:layer="layout" svg:x1="17.019cm" svg:y1="10.99cm" svg:x2="17.368cm" svg:y2="10.99cm">
          <text:p/>
        </draw:line>
        <draw:line draw:style-name="gr1" draw:text-style-name="P1" draw:layer="layout" svg:x1="17.02cm" svg:y1="11.69cm" svg:x2="17.369cm" svg:y2="11.69cm">
          <text:p/>
        </draw:line>
        <draw:line draw:style-name="gr1" draw:text-style-name="P1" draw:layer="layout" svg:x1="17.37cm" svg:y1="11.69cm" svg:x2="17.37cm" svg:y2="10.99cm">
          <text:p/>
        </draw:line>
        <draw:line draw:style-name="gr1" draw:text-style-name="P1" draw:layer="layout" svg:x1="12.122cm" svg:y1="11.69cm" svg:x2="12.122cm" svg:y2="10.99cm">
          <text:p/>
        </draw:line>
        <draw:line draw:style-name="gr1" draw:text-style-name="P1" draw:layer="layout" svg:x1="12.124cm" svg:y1="11.338cm" svg:x2="14.575cm" svg:y2="11.338cm">
          <text:p/>
        </draw:line>
        <draw:line draw:style-name="gr1" draw:text-style-name="P1" draw:layer="layout" svg:x1="14.58cm" svg:y1="11.69cm" svg:x2="14.58cm" svg:y2="10.99cm">
          <text:p/>
        </draw:line>
        <draw:line draw:style-name="gr1" draw:text-style-name="P1" draw:layer="layout" svg:x1="14.583cm" svg:y1="11.338cm" svg:x2="17.034cm" svg:y2="11.338cm">
          <text:p/>
        </draw:line>
        <draw:line draw:style-name="gr1" draw:text-style-name="P1" draw:layer="layout" svg:x1="17.025cm" svg:y1="9.29cm" svg:x2="17.025cm" svg:y2="9.99cm">
          <text:p/>
        </draw:line>
        <draw:line draw:style-name="gr1" draw:text-style-name="P1" draw:layer="layout" svg:x1="17.011cm" svg:y1="9.29cm" svg:x2="17.36cm" svg:y2="9.29cm">
          <text:p/>
        </draw:line>
        <draw:line draw:style-name="gr1" draw:text-style-name="P1" draw:layer="layout" svg:x1="17.012cm" svg:y1="9.99cm" svg:x2="17.361cm" svg:y2="9.99cm">
          <text:p/>
        </draw:line>
        <draw:line draw:style-name="gr1" draw:text-style-name="P1" draw:layer="layout" svg:x1="17.362cm" svg:y1="9.99cm" svg:x2="17.362cm" svg:y2="9.29cm">
          <text:p/>
        </draw:line>
        <draw:line draw:style-name="gr1" draw:text-style-name="P1" draw:layer="layout" svg:x1="12.114cm" svg:y1="9.99cm" svg:x2="12.114cm" svg:y2="9.29cm">
          <text:p/>
        </draw:line>
        <draw:line draw:style-name="gr1" draw:text-style-name="P1" draw:layer="layout" svg:x1="12.116cm" svg:y1="9.638cm" svg:x2="14.567cm" svg:y2="9.638cm">
          <text:p/>
        </draw:line>
        <draw:line draw:style-name="gr1" draw:text-style-name="P1" draw:layer="layout" svg:x1="14.572cm" svg:y1="9.99cm" svg:x2="14.572cm" svg:y2="9.29cm">
          <text:p/>
        </draw:line>
        <draw:line draw:style-name="gr1" draw:text-style-name="P1" draw:layer="layout" svg:x1="14.575cm" svg:y1="9.638cm" svg:x2="17.026cm" svg:y2="9.638cm">
          <text:p/>
        </draw:line>
        <draw:line draw:style-name="gr1" draw:text-style-name="P1" draw:layer="layout" svg:x1="17.01cm" svg:y1="9.29cm" svg:x2="12.11cm" svg:y2="9.29cm">
          <text:p/>
        </draw:line>
        <draw:line draw:style-name="gr1" draw:text-style-name="P1" draw:layer="layout" svg:x1="17.01cm" svg:y1="9.99cm" svg:x2="12.11cm" svg:y2="9.99cm">
          <text:p/>
        </draw:line>
        <draw:line draw:style-name="gr1" draw:text-style-name="P1" draw:layer="layout" svg:x1="11.751cm" svg:y1="9.99cm" svg:x2="11.751cm" svg:y2="9.29cm">
          <text:p/>
        </draw:line>
        <draw:line draw:style-name="gr1" draw:text-style-name="P1" draw:layer="layout" svg:x1="11.751cm" svg:y1="9.29cm" svg:x2="12.105cm" svg:y2="9.29cm">
          <text:p/>
        </draw:line>
        <draw:line draw:style-name="gr1" draw:text-style-name="P1" draw:layer="layout" svg:x1="11.751cm" svg:y1="9.99cm" svg:x2="12.105cm" svg:y2="9.99cm">
          <text:p/>
        </draw:line>
        <draw:line draw:style-name="gr1" draw:text-style-name="P1" draw:layer="layout" svg:x1="17.01cm" svg:y1="10.99cm" svg:x2="12.11cm" svg:y2="10.99cm">
          <text:p/>
        </draw:line>
        <draw:line draw:style-name="gr1" draw:text-style-name="P1" draw:layer="layout" svg:x1="17.01cm" svg:y1="11.69cm" svg:x2="12.11cm" svg:y2="11.69cm">
          <text:p/>
        </draw:line>
        <draw:line draw:style-name="gr1" draw:text-style-name="P1" draw:layer="layout" svg:x1="12.115cm" svg:y1="11.69cm" svg:x2="12.115cm" svg:y2="10.99cm">
          <text:p/>
        </draw:line>
        <draw:line draw:style-name="gr1" draw:text-style-name="P1" draw:layer="layout" svg:x1="11.752cm" svg:y1="11.69cm" svg:x2="11.752cm" svg:y2="10.99cm">
          <text:p/>
        </draw:line>
        <draw:line draw:style-name="gr1" draw:text-style-name="P1" draw:layer="layout" svg:x1="11.752cm" svg:y1="10.99cm" svg:x2="12.106cm" svg:y2="10.99cm">
          <text:p/>
        </draw:line>
        <draw:line draw:style-name="gr1" draw:text-style-name="P1" draw:layer="layout" svg:x1="11.752cm" svg:y1="11.69cm" svg:x2="12.106cm" svg:y2="11.69cm">
          <text:p/>
        </draw:line>
        <draw:line draw:style-name="gr1" draw:text-style-name="P1" draw:layer="layout" svg:x1="20.876cm" svg:y1="7.985cm" svg:x2="20.876cm" svg:y2="7.134cm">
          <text:p/>
        </draw:line>
        <draw:line draw:style-name="gr1" draw:text-style-name="P1" draw:layer="layout" svg:x1="20.876cm" svg:y1="7.134cm" svg:x2="21.23cm" svg:y2="7.134cm">
          <text:p/>
        </draw:line>
        <draw:line draw:style-name="gr1" draw:text-style-name="P1" draw:layer="layout" svg:x1="20.876cm" svg:y1="7.985cm" svg:x2="21.23cm" svg:y2="7.985cm">
          <text:p/>
        </draw:line>
        <draw:line draw:style-name="gr1" draw:text-style-name="P1" draw:layer="layout" svg:x1="21.227cm" svg:y1="7.985cm" svg:x2="21.227cm" svg:y2="7.134cm">
          <text:p/>
        </draw:line>
        <draw:line draw:style-name="gr1" draw:text-style-name="P1" draw:layer="layout" svg:x1="21.2cm" svg:y1="7.487cm" svg:x2="23.651cm" svg:y2="7.487cm">
          <text:p/>
        </draw:line>
        <draw:line draw:style-name="gr1" draw:text-style-name="P1" draw:layer="layout" svg:x1="23.679cm" svg:y1="7.985cm" svg:x2="23.679cm" svg:y2="7.134cm">
          <text:p/>
        </draw:line>
        <draw:line draw:style-name="gr1" draw:text-style-name="P1" draw:layer="layout" svg:x1="23.681cm" svg:y1="7.482cm" svg:x2="26.132cm" svg:y2="7.482cm">
          <text:p/>
        </draw:line>
        <draw:line draw:style-name="gr1" draw:text-style-name="P1" draw:layer="layout" svg:x1="26.14cm" svg:y1="7.984cm" svg:x2="26.14cm" svg:y2="7.133cm">
          <text:p/>
        </draw:line>
        <draw:line draw:style-name="gr1" draw:text-style-name="P1" draw:layer="layout" svg:x1="26.14cm" svg:y1="7.133cm" svg:x2="26.494cm" svg:y2="7.133cm">
          <text:p/>
        </draw:line>
        <draw:line draw:style-name="gr1" draw:text-style-name="P1" draw:layer="layout" svg:x1="26.14cm" svg:y1="7.984cm" svg:x2="26.494cm" svg:y2="7.984cm">
          <text:p/>
        </draw:line>
        <draw:line draw:style-name="gr1" draw:text-style-name="P1" draw:layer="layout" svg:x1="26.491cm" svg:y1="7.984cm" svg:x2="26.491cm" svg:y2="7.133cm">
          <text:p/>
        </draw:line>
        <draw:line draw:style-name="gr1" draw:text-style-name="P1" draw:layer="layout" svg:x1="21.21cm" svg:y1="7.134cm" svg:x2="26.14cm" svg:y2="7.133cm">
          <text:p/>
        </draw:line>
        <draw:line draw:style-name="gr1" draw:text-style-name="P1" draw:layer="layout" svg:x1="21.21cm" svg:y1="7.989cm" svg:x2="26.14cm" svg:y2="7.988cm">
          <text:p/>
        </draw:line>
        <draw:line draw:style-name="gr1" draw:text-style-name="P1" draw:layer="layout" svg:x1="26.144cm" svg:y1="9.29cm" svg:x2="26.144cm" svg:y2="9.99cm">
          <text:p/>
        </draw:line>
        <draw:line draw:style-name="gr1" draw:text-style-name="P1" draw:layer="layout" svg:x1="26.13cm" svg:y1="9.29cm" svg:x2="26.479cm" svg:y2="9.29cm">
          <text:p/>
        </draw:line>
        <draw:line draw:style-name="gr1" draw:text-style-name="P1" draw:layer="layout" svg:x1="26.131cm" svg:y1="9.99cm" svg:x2="26.48cm" svg:y2="9.99cm">
          <text:p/>
        </draw:line>
        <draw:line draw:style-name="gr1" draw:text-style-name="P1" draw:layer="layout" svg:x1="26.481cm" svg:y1="9.99cm" svg:x2="26.481cm" svg:y2="9.29cm">
          <text:p/>
        </draw:line>
        <draw:line draw:style-name="gr1" draw:text-style-name="P1" draw:layer="layout" svg:x1="21.233cm" svg:y1="9.99cm" svg:x2="21.233cm" svg:y2="9.29cm">
          <text:p/>
        </draw:line>
        <draw:line draw:style-name="gr1" draw:text-style-name="P1" draw:layer="layout" svg:x1="21.235cm" svg:y1="9.638cm" svg:x2="23.686cm" svg:y2="9.638cm">
          <text:p/>
        </draw:line>
        <draw:line draw:style-name="gr1" draw:text-style-name="P1" draw:layer="layout" svg:x1="23.691cm" svg:y1="9.99cm" svg:x2="23.691cm" svg:y2="9.29cm">
          <text:p/>
        </draw:line>
        <draw:line draw:style-name="gr1" draw:text-style-name="P1" draw:layer="layout" svg:x1="23.694cm" svg:y1="9.638cm" svg:x2="26.145cm" svg:y2="9.638cm">
          <text:p/>
        </draw:line>
        <draw:line draw:style-name="gr1" draw:text-style-name="P1" draw:layer="layout" svg:x1="26.129cm" svg:y1="9.29cm" svg:x2="21.229cm" svg:y2="9.29cm">
          <text:p/>
        </draw:line>
        <draw:line draw:style-name="gr1" draw:text-style-name="P1" draw:layer="layout" svg:x1="26.129cm" svg:y1="9.99cm" svg:x2="21.229cm" svg:y2="9.99cm">
          <text:p/>
        </draw:line>
        <draw:line draw:style-name="gr1" draw:text-style-name="P1" draw:layer="layout" svg:x1="20.87cm" svg:y1="9.99cm" svg:x2="20.87cm" svg:y2="9.29cm">
          <text:p/>
        </draw:line>
        <draw:line draw:style-name="gr1" draw:text-style-name="P1" draw:layer="layout" svg:x1="20.87cm" svg:y1="9.29cm" svg:x2="21.224cm" svg:y2="9.29cm">
          <text:p/>
        </draw:line>
        <draw:line draw:style-name="gr1" draw:text-style-name="P1" draw:layer="layout" svg:x1="20.87cm" svg:y1="9.99cm" svg:x2="21.224cm" svg:y2="9.99cm">
          <text:p/>
        </draw:line>
        <draw:line draw:style-name="gr1" draw:text-style-name="P1" draw:layer="layout" svg:x1="13.61cm" svg:y1="14.59cm" svg:x2="13.61cm" svg:y2="15.039cm">
          <text:p/>
        </draw:line>
        <draw:line draw:style-name="gr1" draw:text-style-name="P1" draw:layer="layout" svg:x1="12.41cm" svg:y1="14.59cm" svg:x2="12.41cm" svg:y2="15.039cm">
          <text:p/>
        </draw:line>
        <draw:line draw:style-name="gr1" draw:text-style-name="P1" draw:layer="layout" svg:x1="11.21cm" svg:y1="14.59cm" svg:x2="11.213cm" svg:y2="15.039cm">
          <text:p/>
        </draw:line>
        <draw:line draw:style-name="gr1" draw:text-style-name="P1" draw:layer="layout" svg:x1="1.71cm" svg:y1="14.59cm" svg:x2="1.71cm" svg:y2="14.99cm">
          <text:p/>
        </draw:line>
        <draw:line draw:style-name="gr1" draw:text-style-name="P1" draw:layer="layout" svg:x1="1.71cm" svg:y1="14.99cm" svg:x2="3.71cm" svg:y2="14.99cm">
          <text:p/>
        </draw:line>
        <draw:line draw:style-name="gr1" draw:text-style-name="P1" draw:layer="layout" svg:x1="2.21cm" svg:y1="14.99cm" svg:x2="2.21cm" svg:y2="14.59cm">
          <text:p/>
        </draw:line>
        <draw:line draw:style-name="gr1" draw:text-style-name="P1" draw:layer="layout" svg:x1="2.71cm" svg:y1="14.99cm" svg:x2="2.71cm" svg:y2="14.59cm">
          <text:p/>
        </draw:line>
        <draw:line draw:style-name="gr1" draw:text-style-name="P1" draw:layer="layout" svg:x1="3.21cm" svg:y1="14.99cm" svg:x2="3.21cm" svg:y2="14.59cm">
          <text:p/>
        </draw:line>
        <draw:line draw:style-name="gr1" draw:text-style-name="P1" draw:layer="layout" svg:x1="3.71cm" svg:y1="14.99cm" svg:x2="3.71cm" svg:y2="14.59cm">
          <text:p/>
        </draw:line>
        <draw:line draw:style-name="gr1" draw:text-style-name="P1" draw:layer="layout" svg:x1="8.21cm" svg:y1="6.09cm" svg:x2="8.21cm" svg:y2="5.639cm">
          <text:p/>
        </draw:line>
        <draw:line draw:style-name="gr1" draw:text-style-name="P1" draw:layer="layout" svg:x1="1.51cm" svg:y1="10.89cm" svg:x2="1.059cm" svg:y2="10.89cm">
          <text:p/>
        </draw:line>
        <draw:line draw:style-name="gr1" draw:text-style-name="P1" draw:layer="layout" svg:x1="5.41cm" svg:y1="14.59cm" svg:x2="5.407cm" svg:y2="15.039cm">
          <text:p/>
        </draw:line>
        <draw:line draw:style-name="gr1" draw:text-style-name="P1" draw:layer="layout" svg:x1="7.01cm" svg:y1="14.59cm" svg:x2="7.007cm" svg:y2="15.039cm">
          <text:p/>
        </draw:line>
        <draw:line draw:style-name="gr1" draw:text-style-name="P1" draw:layer="layout" svg:x1="11.01cm" svg:y1="6.09cm" svg:x2="11.012cm" svg:y2="5.639cm">
          <text:p/>
        </draw:line>
        <draw:line draw:style-name="gr1" draw:text-style-name="P1" draw:layer="layout" svg:x1="13.4cm" svg:y1="6.087cm" svg:x2="13.4cm" svg:y2="5.636cm">
          <text:p/>
        </draw:line>
        <draw:line draw:style-name="gr1" draw:text-style-name="P1" draw:layer="layout" svg:x1="20.01cm" svg:y1="6.09cm" svg:x2="20.01cm" svg:y2="5.639cm">
          <text:p/>
        </draw:line>
        <draw:line draw:style-name="gr1" draw:text-style-name="P1" draw:layer="layout" svg:x1="23.71cm" svg:y1="6.09cm" svg:x2="23.71cm" svg:y2="5.639cm">
          <text:p/>
        </draw:line>
        <draw:line draw:style-name="gr1" draw:text-style-name="P1" draw:layer="layout" svg:x1="26.2cm" svg:y1="6.087cm" svg:x2="26.2cm" svg:y2="5.636cm">
          <text:p/>
        </draw:line>
        <draw:line draw:style-name="gr1" draw:text-style-name="P1" draw:layer="layout" svg:x1="28.21cm" svg:y1="14.59cm" svg:x2="28.21cm" svg:y2="15.039cm">
          <text:p/>
        </draw:line>
        <draw:line draw:style-name="gr1" draw:text-style-name="P1" draw:layer="layout" svg:x1="25.71cm" svg:y1="14.59cm" svg:x2="25.71cm" svg:y2="15.039cm">
          <text:p/>
        </draw:line>
        <draw:line draw:style-name="gr1" draw:text-style-name="P1" draw:layer="layout" svg:x1="1.51cm" svg:y1="6.09cm" svg:x2="1.51cm" svg:y2="5.639cm">
          <text:p/>
        </draw:line>
        <draw:frame draw:style-name="gr2" draw:text-style-name="P2" draw:layer="layout" svg:width="2.3cm" svg:height="0.735cm" svg:x="16.5cm" svg:y="14.587cm">
          <draw:text-box>
            <text:p><text:span text:style-name="T1">Capstans (19 - 25)</text:span></text:p>
          </draw:text-box>
        </draw:frame>
        <draw:frame draw:style-name="gr2" draw:text-style-name="P2" draw:layer="layout" svg:width="3.1cm" svg:height="0.735cm" svg:x="11cm" svg:y="14.087cm">
          <draw:text-box>
            <text:p><text:span text:style-name="T1">|----- Glass Cabinets -----|</text:span></text:p>
          </draw:text-box>
        </draw:frame>
        <draw:frame draw:style-name="gr3" draw:text-style-name="P3" draw:layer="layout" svg:width="0.9cm" svg:height="0.5cm" svg:x="11.4cm" svg:y="14.557cm">
          <draw:text-box>
            <text:p><text:span text:style-name="T2">31</text:span></text:p>
          </draw:text-box>
        </draw:frame>
        <draw:frame draw:style-name="gr3" draw:text-style-name="P3" draw:layer="layout" svg:width="0.9cm" svg:height="0.5cm" svg:x="12.6cm" svg:y="14.557cm">
          <draw:text-box>
            <text:p><text:span text:style-name="T2">30</text:span></text:p>
          </draw:text-box>
        </draw:frame>
        <draw:frame draw:style-name="gr3" draw:text-style-name="P2" draw:layer="layout" svg:width="5cm" svg:height="0.5cm" svg:x="6.8cm" svg:y="14.087cm">
          <draw:text-box>
            <text:p><text:span text:style-name="T1">|------------------------ </text:span><text:span text:style-name="T1">CCTV ------------------------|</text:span></text:p>
          </draw:text-box>
        </draw:frame>
        <draw:frame draw:style-name="gr4" draw:text-style-name="P2" draw:layer="layout" svg:width="1.5cm" svg:height="0.493cm" svg:x="4.1cm" svg:y="14.587cm">
          <draw:text-box>
            <text:p><text:span text:style-name="T1">42</text:span></text:p>
          </draw:text-box>
        </draw:frame>
        <draw:frame draw:style-name="gr3" draw:text-style-name="P2" draw:layer="layout" svg:width="1.6cm" svg:height="0.5cm" svg:x="5.8cm" svg:y="14.587cm">
          <draw:text-box>
            <text:p><text:span text:style-name="T1">41</text:span></text:p>
          </draw:text-box>
        </draw:frame>
        <draw:frame draw:style-name="gr4" draw:text-style-name="P2" draw:layer="layout" svg:width="2.9cm" svg:height="0.493cm" svg:x="1.5cm" svg:y="14.094cm">
          <draw:text-box>
            <text:p><text:span text:style-name="T1">|--- <text:s text:c="2"/>Wire Racks <text:s/>---|</text:span></text:p>
          </draw:text-box>
        </draw:frame>
        <draw:frame draw:style-name="gr3" draw:text-style-name="P3" draw:layer="layout" svg:width="0.9cm" svg:height="0.5cm" svg:x="3.1cm" svg:y="14.587cm">
          <draw:text-box>
            <text:p><text:span text:style-name="T2">43</text:span></text:p>
          </draw:text-box>
        </draw:frame>
        <draw:frame draw:style-name="gr3" draw:text-style-name="P3" draw:layer="layout" svg:width="0.9cm" svg:height="0.5cm" svg:x="2.6cm" svg:y="14.587cm">
          <draw:text-box>
            <text:p><text:span text:style-name="T2">44</text:span></text:p>
          </draw:text-box>
        </draw:frame>
        <draw:frame draw:style-name="gr3" draw:text-style-name="P3" draw:layer="layout" svg:width="0.9cm" svg:height="0.5cm" svg:x="2.1cm" svg:y="14.587cm">
          <draw:text-box>
            <text:p><text:span text:style-name="T2">45</text:span></text:p>
          </draw:text-box>
        </draw:frame>
        <draw:frame draw:style-name="gr3" draw:text-style-name="P3" draw:layer="layout" svg:width="0.9cm" svg:height="0.5cm" svg:x="1.6cm" svg:y="14.587cm">
          <draw:text-box>
            <text:p><text:span text:style-name="T2">46</text:span></text:p>
          </draw:text-box>
        </draw:frame>
        <draw:frame draw:style-name="gr2" draw:text-style-name="P2" draw:layer="layout" svg:width="1.585cm" svg:height="0.735cm" draw:transform="rotate (1.5707963267946) translate (2.64cm 13.49cm)">
          <draw:text-box>
            <text:p><text:span text:style-name="T1">360</text:span></text:p>
          </draw:text-box>
        </draw:frame>
        <draw:frame draw:style-name="gr2" draw:text-style-name="P2" draw:layer="layout" svg:width="1.585cm" svg:height="0.735cm" draw:transform="rotate (1.5707963267946) translate (2.64cm 11.79cm)">
          <draw:text-box>
            <text:p><text:span text:style-name="T1">340</text:span></text:p>
          </draw:text-box>
        </draw:frame>
        <draw:frame draw:style-name="gr2" draw:text-style-name="P2" draw:layer="layout" svg:width="1.585cm" svg:height="0.735cm" draw:transform="rotate (1.5707963267946) translate (2.64cm 10.09cm)">
          <draw:text-box>
            <text:p><text:span text:style-name="T1">320</text:span></text:p>
          </draw:text-box>
        </draw:frame>
        <draw:frame draw:style-name="gr2" draw:text-style-name="P2" draw:layer="layout" svg:width="1.585cm" svg:height="0.735cm" draw:transform="rotate (1.5707963267946) translate (2.64cm 7.99cm)">
          <draw:text-box>
            <text:p><text:span text:style-name="T1">293</text:span></text:p>
          </draw:text-box>
        </draw:frame>
        <draw:line draw:style-name="gr1" draw:text-style-name="P4" draw:layer="layout" svg:x1="22.4cm" svg:y1="11.387cm" svg:x2="26.3cm" svg:y2="11.387cm">
          <text:p/>
        </draw:line>
        <draw:line draw:style-name="gr1" draw:text-style-name="P4" draw:layer="layout" svg:x1="26.3cm" svg:y1="11.387cm" svg:x2="26.3cm" svg:y2="13.587cm">
          <text:p/>
        </draw:line>
        <draw:line draw:style-name="gr1" draw:text-style-name="P4" draw:layer="layout" svg:x1="22.4cm" svg:y1="11.387cm" svg:x2="22.4cm" svg:y2="13.587cm">
          <text:p/>
        </draw:line>
        <draw:line draw:style-name="gr1" draw:text-style-name="P4" draw:layer="layout" svg:x1="22.4cm" svg:y1="13.587cm" svg:x2="26.3cm" svg:y2="13.587cm">
          <text:p/>
        </draw:line>
        <draw:frame draw:style-name="gr3" draw:text-style-name="P3" draw:layer="layout" svg:width="0.9cm" svg:height="0.5cm" svg:x="0.9cm" svg:y="14.587cm">
          <draw:text-box>
            <text:p><text:span text:style-name="T2">47</text:span></text:p>
          </draw:text-box>
        </draw:frame>
        <draw:line draw:style-name="gr1" draw:text-style-name="P1" draw:layer="layout" svg:x1="28.2cm" svg:y1="13.987cm" svg:x2="28.649cm" svg:y2="13.987cm">
          <text:p/>
        </draw:line>
        <draw:frame draw:style-name="gr5" draw:text-style-name="P5" draw:layer="layout" svg:width="0.621cm" svg:height="0.493cm" svg:x="28.1cm" svg:y="13.287cm">
          <draw:text-box>
            <text:p><text:span text:style-name="T1">1</text:span></text:p>
          </draw:text-box>
        </draw:frame>
        <draw:frame draw:style-name="gr5" draw:text-style-name="P5" draw:layer="layout" svg:width="0.621cm" svg:height="0.493cm" svg:x="28.1cm" svg:y="14.287cm">
          <draw:text-box>
            <text:p><text:span text:style-name="T1">2</text:span></text:p>
          </draw:text-box>
        </draw:frame>
        <draw:line draw:style-name="gr1" draw:text-style-name="P1" draw:layer="layout" svg:x1="27.2cm" svg:y1="14.587cm" svg:x2="27.2cm" svg:y2="15.036cm">
          <text:p/>
        </draw:line>
        <draw:line draw:style-name="gr1" draw:text-style-name="P1" draw:layer="layout" svg:x1="27.7cm" svg:y1="14.587cm" svg:x2="27.7cm" svg:y2="15.036cm">
          <text:p/>
        </draw:line>
        <draw:line draw:style-name="gr1" draw:text-style-name="P1" draw:layer="layout" svg:x1="26.7cm" svg:y1="14.587cm" svg:x2="26.7cm" svg:y2="15.036cm">
          <text:p/>
        </draw:line>
        <draw:line draw:style-name="gr1" draw:text-style-name="P1" draw:layer="layout" svg:x1="26.2cm" svg:y1="14.587cm" svg:x2="26.2cm" svg:y2="15.036cm">
          <text:p/>
        </draw:line>
        <draw:frame draw:style-name="gr5" draw:text-style-name="P5" draw:layer="layout" svg:width="0.621cm" svg:height="0.493cm" svg:x="27.679cm" svg:y="14.587cm">
          <draw:text-box>
            <text:p text:style-name="P5"><text:span text:style-name="T1">3</text:span></text:p>
          </draw:text-box>
        </draw:frame>
        <draw:frame draw:style-name="gr5" draw:text-style-name="P5" draw:layer="layout" svg:width="0.621cm" svg:height="0.493cm" svg:x="27.179cm" svg:y="14.587cm">
          <draw:text-box>
            <text:p text:style-name="P5"><text:span text:style-name="T1">4</text:span></text:p>
          </draw:text-box>
        </draw:frame>
        <draw:frame draw:style-name="gr5" draw:text-style-name="P5" draw:layer="layout" svg:width="0.621cm" svg:height="0.493cm" svg:x="26.679cm" svg:y="14.587cm">
          <draw:text-box>
            <text:p text:style-name="P5"><text:span text:style-name="T1">5</text:span></text:p>
          </draw:text-box>
        </draw:frame>
        <draw:frame draw:style-name="gr5" draw:text-style-name="P5" draw:layer="layout" svg:width="0.621cm" svg:height="0.493cm" svg:x="26.179cm" svg:y="14.587cm">
          <draw:text-box>
            <text:p text:style-name="P5"><text:span text:style-name="T1">6</text:span></text:p>
          </draw:text-box>
        </draw:frame>
        <draw:frame draw:style-name="gr5" draw:text-style-name="P5" draw:layer="layout" svg:width="0.621cm" svg:height="0.493cm" svg:x="25.7cm" svg:y="14.587cm">
          <draw:text-box>
            <text:p text:style-name="P5"><text:span text:style-name="T1">7</text:span></text:p>
          </draw:text-box>
        </draw:frame>
        <draw:line draw:style-name="gr1" draw:text-style-name="P1" draw:layer="layout" svg:x1="23.3cm" svg:y1="15.036cm" svg:x2="23.3cm" svg:y2="14.587cm">
          <text:p/>
        </draw:line>
        <draw:line draw:style-name="gr1" draw:text-style-name="P1" draw:layer="layout" svg:x1="22.711cm" svg:y1="15.023cm" svg:x2="22.711cm" svg:y2="14.574cm">
          <text:p/>
        </draw:line>
        <draw:line draw:style-name="gr1" draw:text-style-name="P1" draw:layer="layout" svg:x1="23.9cm" svg:y1="15.036cm" svg:x2="23.9cm" svg:y2="14.587cm">
          <text:p/>
        </draw:line>
        <draw:line draw:style-name="gr1" draw:text-style-name="P1" draw:layer="layout" svg:x1="24.5cm" svg:y1="15.036cm" svg:x2="24.5cm" svg:y2="14.587cm">
          <text:p/>
        </draw:line>
        <draw:line draw:style-name="gr1" draw:text-style-name="P1" draw:layer="layout" svg:x1="25.1cm" svg:y1="15.036cm" svg:x2="25.1cm" svg:y2="14.587cm">
          <text:p/>
        </draw:line>
        <draw:line draw:style-name="gr1" draw:text-style-name="P1" draw:layer="layout" svg:x1="22.1cm" svg:y1="15.036cm" svg:x2="22.1cm" svg:y2="14.587cm">
          <text:p/>
        </draw:line>
        <draw:line draw:style-name="gr1" draw:text-style-name="P1" draw:layer="layout" svg:x1="21.5cm" svg:y1="15.036cm" svg:x2="21.5cm" svg:y2="14.587cm">
          <text:p/>
        </draw:line>
        <draw:frame draw:style-name="gr5" draw:text-style-name="P5" draw:layer="layout" svg:width="0.621cm" svg:height="0.493cm" svg:x="25.1cm" svg:y="14.587cm">
          <draw:text-box>
            <text:p text:style-name="P5"><text:span text:style-name="T1">8</text:span></text:p>
          </draw:text-box>
        </draw:frame>
        <draw:frame draw:style-name="gr5" draw:text-style-name="P5" draw:layer="layout" svg:width="0.621cm" svg:height="0.493cm" svg:x="24.5cm" svg:y="14.587cm">
          <draw:text-box>
            <text:p text:style-name="P5"><text:span text:style-name="T1">9</text:span></text:p>
          </draw:text-box>
        </draw:frame>
        <draw:frame draw:style-name="gr5" draw:text-style-name="P5" draw:layer="layout" svg:width="0.739cm" svg:height="0.493cm" svg:x="23.861cm" svg:y="14.587cm">
          <draw:text-box>
            <text:p text:style-name="P5"><text:span text:style-name="T1">10</text:span></text:p>
          </draw:text-box>
        </draw:frame>
        <draw:frame draw:style-name="gr5" draw:text-style-name="P5" draw:layer="layout" svg:width="0.722cm" svg:height="0.493cm" svg:x="23.261cm" svg:y="14.587cm">
          <draw:text-box>
            <text:p text:style-name="P5"><text:span text:style-name="T1">11</text:span></text:p>
          </draw:text-box>
        </draw:frame>
        <draw:frame draw:style-name="gr5" draw:text-style-name="P5" draw:layer="layout" svg:width="0.739cm" svg:height="0.493cm" svg:x="22.661cm" svg:y="14.587cm">
          <draw:text-box>
            <text:p text:style-name="P5"><text:span text:style-name="T1">12</text:span></text:p>
          </draw:text-box>
        </draw:frame>
        <draw:frame draw:style-name="gr5" draw:text-style-name="P5" draw:layer="layout" svg:width="0.739cm" svg:height="0.493cm" svg:x="22.051cm" svg:y="14.594cm">
          <draw:text-box>
            <text:p text:style-name="P5"><text:span text:style-name="T1">13</text:span></text:p>
          </draw:text-box>
        </draw:frame>
        <draw:frame draw:style-name="gr5" draw:text-style-name="P5" draw:layer="layout" svg:width="0.739cm" svg:height="0.493cm" svg:x="21.461cm" svg:y="14.594cm">
          <draw:text-box>
            <text:p text:style-name="P5"><text:span text:style-name="T1">14</text:span></text:p>
          </draw:text-box>
        </draw:frame>
        <draw:frame draw:style-name="gr5" draw:text-style-name="P5" draw:layer="layout" svg:width="0.739cm" svg:height="0.493cm" svg:x="20.8cm" svg:y="14.587cm">
          <draw:text-box>
            <text:p text:style-name="P5"><text:span text:style-name="T1">15</text:span></text:p>
          </draw:text-box>
        </draw:frame>
        <draw:frame draw:style-name="gr5" draw:text-style-name="P5" draw:layer="layout" svg:width="0.739cm" svg:height="0.493cm" svg:x="20.161cm" svg:y="14.694cm">
          <draw:text-box>
            <text:p text:style-name="P5"><text:span text:style-name="T1">15</text:span></text:p>
          </draw:text-box>
        </draw:frame>
        <draw:frame draw:style-name="gr5" draw:text-style-name="P5" draw:layer="layout" svg:width="0.739cm" svg:height="0.493cm" svg:x="19.6cm" svg:y="14.694cm">
          <draw:text-box>
            <text:p text:style-name="P5"><text:span text:style-name="T1">16</text:span></text:p>
          </draw:text-box>
        </draw:frame>
        <draw:frame draw:style-name="gr5" draw:text-style-name="P5" draw:layer="layout" svg:width="0.739cm" svg:height="0.493cm" svg:x="19.061cm" svg:y="14.694cm">
          <draw:text-box>
            <text:p text:style-name="P5"><text:span text:style-name="T1">17</text:span></text:p>
          </draw:text-box>
        </draw:frame>
        <draw:frame draw:style-name="gr5" draw:text-style-name="P5" draw:layer="layout" svg:width="0.739cm" svg:height="0.493cm" svg:x="18.461cm" svg:y="14.694cm">
          <draw:text-box>
            <text:p text:style-name="P5"><text:span text:style-name="T1">18</text:span></text:p>
          </draw:text-box>
        </draw:frame>
        <draw:line draw:style-name="gr1" draw:text-style-name="P1" draw:layer="layout" svg:x1="19.7cm" svg:y1="14.787cm" svg:x2="19.7cm" svg:y2="15.042cm">
          <text:p/>
        </draw:line>
        <draw:line draw:style-name="gr1" draw:text-style-name="P1" draw:layer="layout" svg:x1="19.1cm" svg:y1="14.787cm" svg:x2="19.1cm" svg:y2="15.042cm">
          <text:p/>
        </draw:line>
        <draw:line draw:style-name="gr1" draw:text-style-name="P1" draw:layer="layout" svg:x1="20.2cm" svg:y1="14.787cm" svg:x2="20.2cm" svg:y2="15.042cm">
          <text:p/>
        </draw:line>
        <draw:line draw:style-name="gr1" draw:text-style-name="P1" draw:layer="layout" svg:x1="15cm" svg:y1="14.587cm" svg:x2="15cm" svg:y2="15.036cm">
          <text:p/>
        </draw:line>
        <draw:line draw:style-name="gr1" draw:text-style-name="P1" draw:layer="layout" svg:x1="15.8cm" svg:y1="14.587cm" svg:x2="15.8cm" svg:y2="15.036cm">
          <text:p/>
        </draw:line>
        <draw:line draw:style-name="gr1" draw:text-style-name="P1" draw:layer="layout" svg:x1="14.3cm" svg:y1="14.587cm" svg:x2="14.3cm" svg:y2="15.036cm">
          <text:p/>
        </draw:line>
        <draw:frame draw:style-name="gr5" draw:text-style-name="P5" draw:layer="layout" svg:width="0.739cm" svg:height="0.493cm" svg:x="15.8cm" svg:y="14.587cm">
          <draw:text-box>
            <text:p text:style-name="P5"><text:span text:style-name="T1">26</text:span></text:p>
          </draw:text-box>
        </draw:frame>
        <draw:frame draw:style-name="gr5" draw:text-style-name="P5" draw:layer="layout" svg:width="0.739cm" svg:height="0.493cm" svg:x="15.061cm" svg:y="14.587cm">
          <draw:text-box>
            <text:p text:style-name="P5"><text:span text:style-name="T1">27</text:span></text:p>
          </draw:text-box>
        </draw:frame>
        <draw:frame draw:style-name="gr5" draw:text-style-name="P5" draw:layer="layout" svg:width="0.739cm" svg:height="0.493cm" svg:x="14.3cm" svg:y="14.594cm">
          <draw:text-box>
            <text:p text:style-name="P5"><text:span text:style-name="T1">28</text:span></text:p>
          </draw:text-box>
        </draw:frame>
        <draw:frame draw:style-name="gr5" draw:text-style-name="P5" draw:layer="layout" svg:width="0.739cm" svg:height="0.493cm" svg:x="13.6cm" svg:y="14.587cm">
          <draw:text-box>
            <text:p text:style-name="P5"><text:span text:style-name="T1">29</text:span></text:p>
          </draw:text-box>
        </draw:frame>
        <draw:frame draw:style-name="gr3" draw:text-style-name="P3" draw:layer="layout" svg:width="0.9cm" svg:height="0.5cm" svg:x="10.6cm" svg:y="14.587cm">
          <draw:text-box>
            <text:p><text:span text:style-name="T2">32</text:span></text:p>
          </draw:text-box>
        </draw:frame>
        <draw:frame draw:style-name="gr3" draw:text-style-name="P3" draw:layer="layout" svg:width="0.9cm" svg:height="0.5cm" svg:x="10.3cm" svg:y="14.587cm">
          <draw:text-box>
            <text:p><text:span text:style-name="T2">33</text:span></text:p>
          </draw:text-box>
        </draw:frame>
        <draw:frame draw:style-name="gr3" draw:text-style-name="P3" draw:layer="layout" svg:width="0.9cm" svg:height="0.5cm" svg:x="9.9cm" svg:y="14.587cm">
          <draw:text-box>
            <text:p><text:span text:style-name="T2">34</text:span></text:p>
          </draw:text-box>
        </draw:frame>
        <draw:frame draw:style-name="gr3" draw:text-style-name="P3" draw:layer="layout" svg:width="0.9cm" svg:height="0.5cm" svg:x="9.4cm" svg:y="14.587cm">
          <draw:text-box>
            <text:p><text:span text:style-name="T2">35</text:span></text:p>
          </draw:text-box>
        </draw:frame>
        <draw:frame draw:style-name="gr3" draw:text-style-name="P3" draw:layer="layout" svg:width="0.9cm" svg:height="0.5cm" svg:x="8.9cm" svg:y="14.587cm">
          <draw:text-box>
            <text:p><text:span text:style-name="T2">36</text:span></text:p>
          </draw:text-box>
        </draw:frame>
        <draw:frame draw:style-name="gr3" draw:text-style-name="P3" draw:layer="layout" svg:width="0.9cm" svg:height="0.5cm" svg:x="8.4cm" svg:y="14.587cm">
          <draw:text-box>
            <text:p><text:span text:style-name="T2">37</text:span></text:p>
          </draw:text-box>
        </draw:frame>
        <draw:frame draw:style-name="gr3" draw:text-style-name="P3" draw:layer="layout" svg:width="0.9cm" svg:height="0.5cm" svg:x="7.9cm" svg:y="14.587cm">
          <draw:text-box>
            <text:p><text:span text:style-name="T2">38</text:span></text:p>
          </draw:text-box>
        </draw:frame>
        <draw:frame draw:style-name="gr3" draw:text-style-name="P3" draw:layer="layout" svg:width="0.9cm" svg:height="0.5cm" svg:x="7.4cm" svg:y="14.587cm">
          <draw:text-box>
            <text:p><text:span text:style-name="T2">39</text:span></text:p>
          </draw:text-box>
        </draw:frame>
        <draw:frame draw:style-name="gr3" draw:text-style-name="P3" draw:layer="layout" svg:width="0.9cm" svg:height="0.5cm" svg:x="6.9cm" svg:y="14.587cm">
          <draw:text-box>
            <text:p><text:span text:style-name="T2">40</text:span></text:p>
          </draw:text-box>
        </draw:frame>
        <draw:line draw:style-name="gr1" draw:text-style-name="P1" draw:layer="layout" svg:x1="9cm" svg:y1="14.587cm" svg:x2="9.003cm" svg:y2="15.036cm">
          <text:p/>
        </draw:line>
        <draw:line draw:style-name="gr1" draw:text-style-name="P1" draw:layer="layout" svg:x1="9.497cm" svg:y1="14.587cm" svg:x2="9.5cm" svg:y2="15.036cm">
          <text:p/>
        </draw:line>
        <draw:line draw:style-name="gr1" draw:text-style-name="P1" draw:layer="layout" svg:x1="8.5cm" svg:y1="14.587cm" svg:x2="8.503cm" svg:y2="15.036cm">
          <text:p/>
        </draw:line>
        <draw:line draw:style-name="gr1" draw:text-style-name="P1" draw:layer="layout" svg:x1="8cm" svg:y1="14.587cm" svg:x2="8.003cm" svg:y2="15.036cm">
          <text:p/>
        </draw:line>
        <draw:line draw:style-name="gr1" draw:text-style-name="P1" draw:layer="layout" svg:x1="7.5cm" svg:y1="14.587cm" svg:x2="7.503cm" svg:y2="15.036cm">
          <text:p/>
        </draw:line>
        <draw:line draw:style-name="gr1" draw:text-style-name="P1" draw:layer="layout" svg:x1="10.4cm" svg:y1="14.587cm" svg:x2="10.403cm" svg:y2="15.036cm">
          <text:p/>
        </draw:line>
        <draw:line draw:style-name="gr1" draw:text-style-name="P1" draw:layer="layout" svg:x1="10.8cm" svg:y1="14.587cm" svg:x2="10.803cm" svg:y2="15.036cm">
          <text:p/>
        </draw:line>
        <draw:line draw:style-name="gr1" draw:text-style-name="P1" draw:layer="layout" svg:x1="9.997cm" svg:y1="14.587cm" svg:x2="10cm" svg:y2="15.036cm">
          <text:p/>
        </draw:line>
        <draw:frame draw:style-name="gr4" draw:text-style-name="P2" draw:layer="layout" svg:width="2.9cm" svg:height="0.493cm" svg:x="3.4cm" svg:y="14.094cm">
          <draw:text-box>
            <text:p><text:span text:style-name="T1">|-------- Wire <text:s/>-------|</text:span></text:p>
          </draw:text-box>
        </draw:frame>
        <draw:line draw:style-name="gr1" draw:text-style-name="P1" draw:layer="layout" svg:x1="1.5cm" svg:y1="11.887cm" svg:x2="1.049cm" svg:y2="11.887cm">
          <text:p/>
        </draw:line>
        <draw:line draw:style-name="gr1" draw:text-style-name="P1" draw:layer="layout" svg:x1="1.5cm" svg:y1="11.387cm" svg:x2="1.049cm" svg:y2="11.387cm">
          <text:p/>
        </draw:line>
        <draw:line draw:style-name="gr1" draw:text-style-name="P1" draw:layer="layout" svg:x1="1.5cm" svg:y1="12.387cm" svg:x2="1.049cm" svg:y2="12.387cm">
          <text:p/>
        </draw:line>
        <draw:line draw:style-name="gr1" draw:text-style-name="P1" draw:layer="layout" svg:x1="1.5cm" svg:y1="12.887cm" svg:x2="1.049cm" svg:y2="12.887cm">
          <text:p/>
        </draw:line>
        <draw:frame draw:style-name="gr3" draw:text-style-name="P3" draw:layer="layout" svg:width="0.9cm" svg:height="0.5cm" svg:x="0.9cm" svg:y="12.987cm">
          <draw:text-box>
            <text:p><text:span text:style-name="T2">48</text:span></text:p>
          </draw:text-box>
        </draw:frame>
        <draw:frame draw:style-name="gr3" draw:text-style-name="P3" draw:layer="layout" svg:width="0.9cm" svg:height="0.5cm" svg:x="0.9cm" svg:y="12.387cm">
          <draw:text-box>
            <text:p><text:span text:style-name="T2">49</text:span></text:p>
          </draw:text-box>
        </draw:frame>
        <draw:frame draw:style-name="gr3" draw:text-style-name="P3" draw:layer="layout" svg:width="0.9cm" svg:height="0.5cm" svg:x="0.9cm" svg:y="11.887cm">
          <draw:text-box>
            <text:p><text:span text:style-name="T2">50</text:span></text:p>
          </draw:text-box>
        </draw:frame>
        <draw:frame draw:style-name="gr3" draw:text-style-name="P3" draw:layer="layout" svg:width="0.9cm" svg:height="0.5cm" svg:x="0.9cm" svg:y="11.387cm">
          <draw:text-box>
            <text:p><text:span text:style-name="T2">51</text:span></text:p>
          </draw:text-box>
        </draw:frame>
        <draw:frame draw:style-name="gr6" draw:text-style-name="P3" draw:layer="layout" svg:width="0.9cm" svg:height="0.493cm" svg:x="0.9cm" svg:y="10.887cm">
          <draw:text-box>
            <text:p><text:span text:style-name="T2">52</text:span></text:p>
          </draw:text-box>
        </draw:frame>
        <draw:line draw:style-name="gr1" draw:text-style-name="P1" draw:layer="layout" svg:x1="1.5cm" svg:y1="8.087cm" svg:x2="1.049cm" svg:y2="8.087cm">
          <text:p/>
        </draw:line>
        <draw:line draw:style-name="gr1" draw:text-style-name="P1" draw:layer="layout" svg:x1="1.5cm" svg:y1="8.787cm" svg:x2="1.049cm" svg:y2="8.787cm">
          <text:p/>
        </draw:line>
        <draw:line draw:style-name="gr1" draw:text-style-name="P1" draw:layer="layout" svg:x1="1.5cm" svg:y1="9.487cm" svg:x2="1.049cm" svg:y2="9.487cm">
          <text:p/>
        </draw:line>
        <draw:line draw:style-name="gr1" draw:text-style-name="P1" draw:layer="layout" svg:x1="1.5cm" svg:y1="10.187cm" svg:x2="1.049cm" svg:y2="10.187cm">
          <text:p/>
        </draw:line>
        <draw:line draw:style-name="gr1" draw:text-style-name="P1" draw:layer="layout" svg:x1="1.5cm" svg:y1="7.387cm" svg:x2="1.049cm" svg:y2="7.387cm">
          <text:p/>
        </draw:line>
        <draw:line draw:style-name="gr1" draw:text-style-name="P1" draw:layer="layout" svg:x1="1.5cm" svg:y1="6.587cm" svg:x2="1.049cm" svg:y2="6.587cm">
          <text:p/>
        </draw:line>
        <draw:frame draw:style-name="gr6" draw:text-style-name="P3" draw:layer="layout" svg:width="0.9cm" svg:height="0.493cm" svg:x="0.9cm" svg:y="10.287cm">
          <draw:text-box>
            <text:p><text:span text:style-name="T2">53</text:span></text:p>
          </draw:text-box>
        </draw:frame>
        <draw:frame draw:style-name="gr6" draw:text-style-name="P3" draw:layer="layout" svg:width="0.9cm" svg:height="0.493cm" svg:x="0.9cm" svg:y="9.594cm">
          <draw:text-box>
            <text:p><text:span text:style-name="T2">54</text:span></text:p>
          </draw:text-box>
        </draw:frame>
        <draw:frame draw:style-name="gr6" draw:text-style-name="P3" draw:layer="layout" svg:width="0.9cm" svg:height="0.493cm" svg:x="0.9cm" svg:y="8.894cm">
          <draw:text-box>
            <text:p><text:span text:style-name="T2">55</text:span></text:p>
          </draw:text-box>
        </draw:frame>
        <draw:frame draw:style-name="gr6" draw:text-style-name="P3" draw:layer="layout" svg:width="0.9cm" svg:height="0.493cm" svg:x="0.9cm" svg:y="8.187cm">
          <draw:text-box>
            <text:p><text:span text:style-name="T2">56</text:span></text:p>
          </draw:text-box>
        </draw:frame>
        <draw:frame draw:style-name="gr6" draw:text-style-name="P3" draw:layer="layout" svg:width="0.9cm" svg:height="0.493cm" svg:x="0.9cm" svg:y="7.487cm">
          <draw:text-box>
            <text:p><text:span text:style-name="T2">57</text:span></text:p>
          </draw:text-box>
        </draw:frame>
        <draw:frame draw:style-name="gr6" draw:text-style-name="P3" draw:layer="layout" svg:width="0.9cm" svg:height="0.493cm" svg:x="0.9cm" svg:y="6.787cm">
          <draw:text-box>
            <text:p><text:span text:style-name="T2">58</text:span></text:p>
          </draw:text-box>
        </draw:frame>
        <draw:frame draw:style-name="gr6" draw:text-style-name="P3" draw:layer="layout" svg:width="0.9cm" svg:height="0.493cm" svg:x="0.9cm" svg:y="5.894cm">
          <draw:text-box>
            <text:p><text:span text:style-name="T2">59</text:span></text:p>
          </draw:text-box>
        </draw:frame>
        <draw:line draw:style-name="gr1" draw:text-style-name="P1" draw:layer="layout" svg:x1="4.9cm" svg:y1="6.087cm" svg:x2="4.9cm" svg:y2="5.636cm">
          <text:p/>
        </draw:line>
        <draw:line draw:style-name="gr1" draw:text-style-name="P1" draw:layer="layout" svg:x1="3.2cm" svg:y1="6.087cm" svg:x2="3.2cm" svg:y2="5.636cm">
          <text:p/>
        </draw:line>
        <draw:line draw:style-name="gr1" draw:text-style-name="P1" draw:layer="layout" svg:x1="6.5cm" svg:y1="6.087cm" svg:x2="6.5cm" svg:y2="5.636cm">
          <text:p/>
        </draw:line>
        <draw:line draw:style-name="gr1" draw:text-style-name="P1" draw:layer="layout" svg:x1="2.6cm" svg:y1="6.087cm" svg:x2="2.6cm" svg:y2="5.636cm">
          <text:p/>
        </draw:line>
        <draw:line draw:style-name="gr1" draw:text-style-name="P1" draw:layer="layout" svg:x1="2.1cm" svg:y1="6.087cm" svg:x2="2.1cm" svg:y2="5.636cm">
          <text:p/>
        </draw:line>
        <draw:line draw:style-name="gr1" draw:text-style-name="P1" draw:layer="layout" svg:x1="3.8cm" svg:y1="6.087cm" svg:x2="3.8cm" svg:y2="5.636cm">
          <text:p/>
        </draw:line>
        <draw:line draw:style-name="gr1" draw:text-style-name="P1" draw:layer="layout" svg:x1="4.3cm" svg:y1="6.087cm" svg:x2="4.3cm" svg:y2="5.636cm">
          <text:p/>
        </draw:line>
        <draw:frame draw:style-name="gr6" draw:text-style-name="P3" draw:layer="layout" svg:width="0.9cm" svg:height="0.493cm" svg:x="1.4cm" svg:y="5.594cm">
          <draw:text-box>
            <text:p><text:span text:style-name="T2">60</text:span></text:p>
          </draw:text-box>
        </draw:frame>
        <draw:frame draw:style-name="gr6" draw:text-style-name="P3" draw:layer="layout" svg:width="0.9cm" svg:height="0.493cm" svg:x="2cm" svg:y="5.594cm">
          <draw:text-box>
            <text:p><text:span text:style-name="T2">61</text:span></text:p>
          </draw:text-box>
        </draw:frame>
        <draw:frame draw:style-name="gr6" draw:text-style-name="P3" draw:layer="layout" svg:width="0.9cm" svg:height="0.493cm" svg:x="2.6cm" svg:y="5.594cm">
          <draw:text-box>
            <text:p><text:span text:style-name="T2">62</text:span></text:p>
          </draw:text-box>
        </draw:frame>
        <draw:frame draw:style-name="gr6" draw:text-style-name="P3" draw:layer="layout" svg:width="0.9cm" svg:height="0.493cm" svg:x="3.1cm" svg:y="5.594cm">
          <draw:text-box>
            <text:p><text:span text:style-name="T2">63</text:span></text:p>
          </draw:text-box>
        </draw:frame>
        <draw:frame draw:style-name="gr6" draw:text-style-name="P3" draw:layer="layout" svg:width="0.9cm" svg:height="0.493cm" svg:x="3.7cm" svg:y="5.594cm">
          <draw:text-box>
            <text:p><text:span text:style-name="T2">64</text:span></text:p>
          </draw:text-box>
        </draw:frame>
        <draw:frame draw:style-name="gr6" draw:text-style-name="P3" draw:layer="layout" svg:width="0.9cm" svg:height="0.493cm" svg:x="4.2cm" svg:y="5.594cm">
          <draw:text-box>
            <text:p><text:span text:style-name="T2">65</text:span></text:p>
          </draw:text-box>
        </draw:frame>
        <draw:line draw:style-name="gr1" draw:text-style-name="P1" draw:layer="layout" svg:x1="5.4cm" svg:y1="6.087cm" svg:x2="5.4cm" svg:y2="5.636cm">
          <text:p/>
        </draw:line>
        <draw:line draw:style-name="gr1" draw:text-style-name="P1" draw:layer="layout" svg:x1="5.9cm" svg:y1="6.087cm" svg:x2="5.9cm" svg:y2="5.636cm">
          <text:p/>
        </draw:line>
        <draw:line draw:style-name="gr1" draw:text-style-name="P1" draw:layer="layout" svg:x1="7cm" svg:y1="6.087cm" svg:x2="7cm" svg:y2="5.636cm">
          <text:p/>
        </draw:line>
        <draw:line draw:style-name="gr1" draw:text-style-name="P1" draw:layer="layout" svg:x1="7.6cm" svg:y1="6.087cm" svg:x2="7.6cm" svg:y2="5.636cm">
          <text:p/>
        </draw:line>
        <draw:frame draw:style-name="gr6" draw:text-style-name="P3" draw:layer="layout" svg:width="0.9cm" svg:height="0.493cm" svg:x="4.8cm" svg:y="5.587cm">
          <draw:text-box>
            <text:p><text:span text:style-name="T2">66</text:span></text:p>
          </draw:text-box>
        </draw:frame>
        <draw:frame draw:style-name="gr6" draw:text-style-name="P3" draw:layer="layout" svg:width="0.9cm" svg:height="0.493cm" svg:x="5.3cm" svg:y="5.594cm">
          <draw:text-box>
            <text:p><text:span text:style-name="T2">67</text:span></text:p>
          </draw:text-box>
        </draw:frame>
        <draw:frame draw:style-name="gr6" draw:text-style-name="P3" draw:layer="layout" svg:width="0.9cm" svg:height="0.493cm" svg:x="5.8cm" svg:y="5.594cm">
          <draw:text-box>
            <text:p><text:span text:style-name="T2">68</text:span></text:p>
          </draw:text-box>
        </draw:frame>
        <draw:frame draw:style-name="gr6" draw:text-style-name="P3" draw:layer="layout" svg:width="0.9cm" svg:height="0.493cm" svg:x="6.4cm" svg:y="5.587cm">
          <draw:text-box>
            <text:p><text:span text:style-name="T2">69</text:span></text:p>
          </draw:text-box>
        </draw:frame>
        <draw:frame draw:style-name="gr6" draw:text-style-name="P3" draw:layer="layout" svg:width="0.9cm" svg:height="0.493cm" svg:x="6.9cm" svg:y="5.594cm">
          <draw:text-box>
            <text:p><text:span text:style-name="T2">70</text:span></text:p>
          </draw:text-box>
        </draw:frame>
        <draw:frame draw:style-name="gr6" draw:text-style-name="P3" draw:layer="layout" svg:width="0.9cm" svg:height="0.493cm" svg:x="7.6cm" svg:y="5.594cm">
          <draw:text-box>
            <text:p><text:span text:style-name="T2">71</text:span></text:p>
          </draw:text-box>
        </draw:frame>
        <draw:line draw:style-name="gr1" draw:text-style-name="P1" draw:layer="layout" svg:x1="9.5cm" svg:y1="6.087cm" svg:x2="9.5cm" svg:y2="5.636cm">
          <text:p/>
        </draw:line>
        <draw:line draw:style-name="gr1" draw:text-style-name="P1" draw:layer="layout" svg:x1="8.9cm" svg:y1="6.087cm" svg:x2="8.9cm" svg:y2="5.636cm">
          <text:p/>
        </draw:line>
        <draw:line draw:style-name="gr1" draw:text-style-name="P1" draw:layer="layout" svg:x1="10.3cm" svg:y1="6.087cm" svg:x2="10.3cm" svg:y2="5.636cm">
          <text:p/>
        </draw:line>
        <draw:frame draw:style-name="gr6" draw:text-style-name="P3" draw:layer="layout" svg:width="0.9cm" svg:height="0.493cm" svg:x="8.2cm" svg:y="5.594cm">
          <draw:text-box>
            <text:p><text:span text:style-name="T2">72</text:span></text:p>
          </draw:text-box>
        </draw:frame>
        <draw:frame draw:style-name="gr6" draw:text-style-name="P3" draw:layer="layout" svg:width="0.9cm" svg:height="0.493cm" svg:x="8.8cm" svg:y="5.594cm">
          <draw:text-box>
            <text:p><text:span text:style-name="T2">73</text:span></text:p>
          </draw:text-box>
        </draw:frame>
        <draw:frame draw:style-name="gr6" draw:text-style-name="P3" draw:layer="layout" svg:width="0.9cm" svg:height="0.493cm" svg:x="9.5cm" svg:y="5.613cm">
          <draw:text-box>
            <text:p><text:span text:style-name="T2">74</text:span></text:p>
          </draw:text-box>
        </draw:frame>
        <draw:frame draw:style-name="gr6" draw:text-style-name="P3" draw:layer="layout" svg:width="0.9cm" svg:height="0.493cm" svg:x="10.3cm" svg:y="5.594cm">
          <draw:text-box>
            <text:p><text:span text:style-name="T2">75</text:span></text:p>
          </draw:text-box>
        </draw:frame>
        <draw:line draw:style-name="gr1" draw:text-style-name="P1" draw:layer="layout" svg:x1="11.8cm" svg:y1="6.087cm" svg:x2="11.802cm" svg:y2="5.636cm">
          <text:p/>
        </draw:line>
        <draw:line draw:style-name="gr1" draw:text-style-name="P1" draw:layer="layout" svg:x1="12.598cm" svg:y1="6.087cm" svg:x2="12.6cm" svg:y2="5.636cm">
          <text:p/>
        </draw:line>
        <draw:frame draw:style-name="gr6" draw:text-style-name="P3" draw:layer="layout" svg:width="0.9cm" svg:height="0.493cm" svg:x="11.1cm" svg:y="5.594cm">
          <draw:text-box>
            <text:p><text:span text:style-name="T2">76</text:span></text:p>
          </draw:text-box>
        </draw:frame>
        <draw:frame draw:style-name="gr6" draw:text-style-name="P3" draw:layer="layout" svg:width="0.9cm" svg:height="0.493cm" svg:x="11.9cm" svg:y="5.594cm">
          <draw:text-box>
            <text:p><text:span text:style-name="T2">77</text:span></text:p>
          </draw:text-box>
        </draw:frame>
        <draw:frame draw:style-name="gr6" draw:text-style-name="P3" draw:layer="layout" svg:width="0.9cm" svg:height="0.493cm" svg:x="12.7cm" svg:y="5.594cm">
          <draw:text-box>
            <text:p><text:span text:style-name="T2">78</text:span></text:p>
          </draw:text-box>
        </draw:frame>
        <draw:frame draw:style-name="gr6" draw:text-style-name="P3" draw:layer="layout" svg:width="0.9cm" svg:height="0.493cm" svg:x="13.4cm" svg:y="5.594cm">
          <draw:text-box>
            <text:p><text:span text:style-name="T2">79</text:span></text:p>
          </draw:text-box>
        </draw:frame>
        <draw:frame draw:style-name="gr6" draw:text-style-name="P3" draw:layer="layout" svg:width="0.9cm" svg:height="0.735cm" svg:x="14.1cm" svg:y="5.652cm">
          <draw:text-box>
            <text:p><text:span text:style-name="T2">80</text:span></text:p>
            <text:p><text:span text:style-name="T2"/></text:p>
          </draw:text-box>
        </draw:frame>
        <draw:frame draw:style-name="gr6" draw:text-style-name="P3" draw:layer="layout" svg:width="0.9cm" svg:height="0.735cm" svg:x="14.7cm" svg:y="5.652cm">
          <draw:text-box>
            <text:p><text:span text:style-name="T2">81</text:span></text:p>
            <text:p><text:span text:style-name="T2"/></text:p>
          </draw:text-box>
        </draw:frame>
        <draw:frame draw:style-name="gr6" draw:text-style-name="P3" draw:layer="layout" svg:width="0.9cm" svg:height="0.735cm" svg:x="15.4cm" svg:y="5.652cm">
          <draw:text-box>
            <text:p><text:span text:style-name="T2">82</text:span></text:p>
            <text:p><text:span text:style-name="T2"/></text:p>
          </draw:text-box>
        </draw:frame>
        <draw:frame draw:style-name="gr6" draw:text-style-name="P3" draw:layer="layout" svg:width="0.9cm" svg:height="0.735cm" svg:x="16cm" svg:y="5.652cm">
          <draw:text-box>
            <text:p><text:span text:style-name="T2">83</text:span></text:p>
            <text:p><text:span text:style-name="T2"/></text:p>
          </draw:text-box>
        </draw:frame>
        <draw:frame draw:style-name="gr6" draw:text-style-name="P3" draw:layer="layout" svg:width="0.9cm" svg:height="0.735cm" svg:x="16.6cm" svg:y="5.652cm">
          <draw:text-box>
            <text:p><text:span text:style-name="T2">84</text:span></text:p>
            <text:p><text:span text:style-name="T2"/></text:p>
          </draw:text-box>
        </draw:frame>
        <draw:frame draw:style-name="gr6" draw:text-style-name="P3" draw:layer="layout" svg:width="0.9cm" svg:height="0.735cm" svg:x="17.2cm" svg:y="5.652cm">
          <draw:text-box>
            <text:p><text:span text:style-name="T2">85</text:span></text:p>
            <text:p><text:span text:style-name="T2"/></text:p>
          </draw:text-box>
        </draw:frame>
        <draw:frame draw:style-name="gr6" draw:text-style-name="P3" draw:layer="layout" svg:width="0.9cm" svg:height="0.735cm" svg:x="17.7cm" svg:y="5.652cm">
          <draw:text-box>
            <text:p><text:span text:style-name="T2">86</text:span></text:p>
            <text:p><text:span text:style-name="T2"/></text:p>
          </draw:text-box>
        </draw:frame>
        <draw:frame draw:style-name="gr6" draw:text-style-name="P3" draw:layer="layout" svg:width="0.9cm" svg:height="0.735cm" svg:x="18.2cm" svg:y="5.652cm">
          <draw:text-box>
            <text:p><text:span text:style-name="T2">87</text:span></text:p>
            <text:p><text:span text:style-name="T2"/></text:p>
          </draw:text-box>
        </draw:frame>
        <draw:frame draw:style-name="gr6" draw:text-style-name="P3" draw:layer="layout" svg:width="0.9cm" svg:height="0.735cm" svg:x="18.7cm" svg:y="5.652cm">
          <draw:text-box>
            <text:p><text:span text:style-name="T2">88</text:span></text:p>
            <text:p><text:span text:style-name="T2"/></text:p>
          </draw:text-box>
        </draw:frame>
        <draw:frame draw:style-name="gr6" draw:text-style-name="P3" draw:layer="layout" svg:width="0.9cm" svg:height="0.735cm" svg:x="19.3cm" svg:y="5.652cm">
          <draw:text-box>
            <text:p><text:span text:style-name="T2">89</text:span></text:p>
            <text:p><text:span text:style-name="T2"/></text:p>
          </draw:text-box>
        </draw:frame>
        <draw:line draw:style-name="gr1" draw:text-style-name="P1" draw:layer="layout" svg:x1="14.1cm" svg:y1="6.087cm" svg:x2="14.102cm" svg:y2="5.636cm">
          <text:p/>
        </draw:line>
        <draw:line draw:style-name="gr1" draw:text-style-name="P1" draw:layer="layout" svg:x1="14.798cm" svg:y1="6.087cm" svg:x2="14.8cm" svg:y2="5.636cm">
          <text:p/>
        </draw:line>
        <draw:line draw:style-name="gr1" draw:text-style-name="P1" draw:layer="layout" svg:x1="15.4cm" svg:y1="6.087cm" svg:x2="15.402cm" svg:y2="5.636cm">
          <text:p/>
        </draw:line>
        <draw:line draw:style-name="gr1" draw:text-style-name="P1" draw:layer="layout" svg:x1="16.098cm" svg:y1="6.087cm" svg:x2="16.1cm" svg:y2="5.636cm">
          <text:p/>
        </draw:line>
        <draw:line draw:style-name="gr1" draw:text-style-name="P1" draw:layer="layout" svg:x1="16.7cm" svg:y1="6.087cm" svg:x2="16.702cm" svg:y2="5.636cm">
          <text:p/>
        </draw:line>
        <draw:line draw:style-name="gr1" draw:text-style-name="P1" draw:layer="layout" svg:x1="17.298cm" svg:y1="6.087cm" svg:x2="17.3cm" svg:y2="5.636cm">
          <text:p/>
        </draw:line>
        <draw:line draw:style-name="gr1" draw:text-style-name="P1" draw:layer="layout" svg:x1="17.798cm" svg:y1="6.087cm" svg:x2="17.8cm" svg:y2="5.636cm">
          <text:p/>
        </draw:line>
        <draw:line draw:style-name="gr1" draw:text-style-name="P1" draw:layer="layout" svg:x1="18.298cm" svg:y1="6.087cm" svg:x2="18.3cm" svg:y2="5.636cm">
          <text:p/>
        </draw:line>
        <draw:line draw:style-name="gr1" draw:text-style-name="P1" draw:layer="layout" svg:x1="18.798cm" svg:y1="6.087cm" svg:x2="18.8cm" svg:y2="5.636cm">
          <text:p/>
        </draw:line>
        <draw:line draw:style-name="gr1" draw:text-style-name="P1" draw:layer="layout" svg:x1="19.398cm" svg:y1="6.087cm" svg:x2="19.4cm" svg:y2="5.636cm">
          <text:p/>
        </draw:line>
        <draw:line draw:style-name="gr1" draw:text-style-name="P1" draw:layer="layout" svg:x1="21.5cm" svg:y1="6.087cm" svg:x2="21.5cm" svg:y2="5.636cm">
          <text:p/>
        </draw:line>
        <draw:line draw:style-name="gr1" draw:text-style-name="P1" draw:layer="layout" svg:x1="22.1cm" svg:y1="6.087cm" svg:x2="22.1cm" svg:y2="5.636cm">
          <text:p/>
        </draw:line>
        <draw:line draw:style-name="gr1" draw:text-style-name="P1" draw:layer="layout" svg:x1="22.8cm" svg:y1="6.087cm" svg:x2="22.8cm" svg:y2="5.636cm">
          <text:p/>
        </draw:line>
        <draw:line draw:style-name="gr1" draw:text-style-name="P1" draw:layer="layout" svg:x1="20.8cm" svg:y1="6.087cm" svg:x2="20.8cm" svg:y2="5.636cm">
          <text:p/>
        </draw:line>
        <draw:frame draw:style-name="gr6" draw:text-style-name="P3" draw:layer="layout" svg:width="0.9cm" svg:height="0.493cm" svg:x="20cm" svg:y="5.652cm">
          <draw:text-box>
            <text:p><text:span text:style-name="T2">90</text:span></text:p>
          </draw:text-box>
        </draw:frame>
        <draw:frame draw:style-name="gr6" draw:text-style-name="P3" draw:layer="layout" svg:width="0.9cm" svg:height="0.493cm" svg:x="20.8cm" svg:y="5.687cm">
          <draw:text-box>
            <text:p><text:span text:style-name="T2">91</text:span></text:p>
          </draw:text-box>
        </draw:frame>
        <draw:frame draw:style-name="gr6" draw:text-style-name="P3" draw:layer="layout" svg:width="0.9cm" svg:height="0.493cm" svg:x="21.5cm" svg:y="5.687cm">
          <draw:text-box>
            <text:p><text:span text:style-name="T2">92</text:span></text:p>
          </draw:text-box>
        </draw:frame>
        <draw:frame draw:style-name="gr6" draw:text-style-name="P3" draw:layer="layout" svg:width="0.9cm" svg:height="0.493cm" svg:x="22.1cm" svg:y="5.687cm">
          <draw:text-box>
            <text:p><text:span text:style-name="T2">93</text:span></text:p>
          </draw:text-box>
        </draw:frame>
        <draw:frame draw:style-name="gr6" draw:text-style-name="P3" draw:layer="layout" svg:width="0.9cm" svg:height="0.493cm" svg:x="22.9cm" svg:y="5.594cm">
          <draw:text-box>
            <text:p><text:span text:style-name="T2">94</text:span></text:p>
          </draw:text-box>
        </draw:frame>
        <draw:frame draw:style-name="gr5" draw:text-style-name="P5" draw:layer="layout" svg:width="27.854cm" svg:height="0.493cm" svg:x="1.3cm" svg:y="5.194cm">
          <draw:text-box>
            <text:p><text:span text:style-name="T1">|--------------------------------Speakers/Amps----------------------------------|------------------Party--------------|-------------TV mounts---------------|--------------------------Network/Computer------------------------------|---------------------AV Cables---------------------|----------------240v---------------|---------Plug Packs----------</text:span></text:p>
          </draw:text-box>
        </draw:frame>
        <draw:line draw:style-name="gr1" draw:text-style-name="P1" draw:layer="layout" svg:x1="25cm" svg:y1="6.087cm" svg:x2="25cm" svg:y2="5.636cm">
          <text:p/>
        </draw:line>
        <draw:line draw:style-name="gr1" draw:text-style-name="P1" draw:layer="layout" svg:x1="24.4cm" svg:y1="6.087cm" svg:x2="24.4cm" svg:y2="5.636cm">
          <text:p/>
        </draw:line>
        <draw:line draw:style-name="gr1" draw:text-style-name="P1" draw:layer="layout" svg:x1="25.6cm" svg:y1="6.087cm" svg:x2="25.6cm" svg:y2="5.636cm">
          <text:p/>
        </draw:line>
        <draw:frame draw:style-name="gr6" draw:text-style-name="P3" draw:layer="layout" svg:width="0.9cm" svg:height="0.493cm" svg:x="23.7cm" svg:y="5.594cm">
          <draw:text-box>
            <text:p><text:span text:style-name="T2">95</text:span></text:p>
          </draw:text-box>
        </draw:frame>
        <draw:frame draw:style-name="gr6" draw:text-style-name="P3" draw:layer="layout" svg:width="0.9cm" svg:height="0.493cm" svg:x="24.4cm" svg:y="5.594cm">
          <draw:text-box>
            <text:p><text:span text:style-name="T2">96</text:span></text:p>
          </draw:text-box>
        </draw:frame>
        <draw:frame draw:style-name="gr6" draw:text-style-name="P3" draw:layer="layout" svg:width="0.9cm" svg:height="0.493cm" svg:x="25cm" svg:y="5.587cm">
          <draw:text-box>
            <text:p><text:span text:style-name="T2">97</text:span></text:p>
          </draw:text-box>
        </draw:frame>
        <draw:frame draw:style-name="gr6" draw:text-style-name="P3" draw:layer="layout" svg:width="0.9cm" svg:height="0.493cm" svg:x="25.5cm" svg:y="5.594cm">
          <draw:text-box>
            <text:p><text:span text:style-name="T2">98</text:span></text:p>
          </draw:text-box>
        </draw:frame>
        <draw:line draw:style-name="gr1" draw:text-style-name="P1" draw:layer="layout" svg:x1="28.2cm" svg:y1="6.087cm" svg:x2="28.649cm" svg:y2="6.087cm">
          <text:p/>
        </draw:line>
        <draw:line draw:style-name="gr1" draw:text-style-name="P1" draw:layer="layout" svg:x1="28.2cm" svg:y1="6.587cm" svg:x2="28.649cm" svg:y2="6.587cm">
          <text:p/>
        </draw:line>
        <draw:frame draw:style-name="gr6" draw:text-style-name="P3" draw:layer="layout" svg:width="0.9cm" svg:height="0.493cm" svg:x="28cm" svg:y="6.087cm">
          <draw:text-box>
            <text:p><text:span text:style-name="T2">104</text:span></text:p>
          </draw:text-box>
        </draw:frame>
        <draw:frame draw:style-name="gr6" draw:text-style-name="P3" draw:layer="layout" svg:width="0.9cm" svg:height="0.493cm" svg:x="28cm" svg:y="6.687cm">
          <draw:text-box>
            <text:p><text:span text:style-name="T2">105</text:span></text:p>
          </draw:text-box>
        </draw:frame>
        <draw:line draw:style-name="gr1" draw:text-style-name="P1" draw:layer="layout" svg:x1="28.2cm" svg:y1="6.087cm" svg:x2="28.2cm" svg:y2="5.636cm">
          <text:p/>
        </draw:line>
        <draw:frame draw:style-name="gr6" draw:text-style-name="P3" draw:layer="layout" svg:width="0.9cm" svg:height="0.493cm" svg:x="28cm" svg:y="5.594cm">
          <draw:text-box>
            <text:p><text:span text:style-name="T2">103</text:span></text:p>
          </draw:text-box>
        </draw:frame>
        <draw:line draw:style-name="gr1" draw:text-style-name="P1" draw:layer="layout" svg:x1="27.2cm" svg:y1="6.087cm" svg:x2="27.2cm" svg:y2="5.636cm">
          <text:p/>
        </draw:line>
        <draw:line draw:style-name="gr1" draw:text-style-name="P1" draw:layer="layout" svg:x1="26.711cm" svg:y1="6.087cm" svg:x2="26.711cm" svg:y2="5.636cm">
          <text:p/>
        </draw:line>
        <draw:line draw:style-name="gr1" draw:text-style-name="P1" draw:layer="layout" svg:x1="27.7cm" svg:y1="6.087cm" svg:x2="27.7cm" svg:y2="5.636cm">
          <text:p/>
        </draw:line>
        <draw:frame draw:style-name="gr6" draw:text-style-name="P3" draw:layer="layout" svg:width="0.9cm" svg:height="0.493cm" svg:x="26.1cm" svg:y="5.594cm">
          <draw:text-box>
            <text:p><text:span text:style-name="T2">99</text:span></text:p>
          </draw:text-box>
        </draw:frame>
        <draw:frame draw:style-name="gr6" draw:text-style-name="P3" draw:layer="layout" svg:width="0.9cm" svg:height="0.493cm" svg:x="26.5cm" svg:y="5.594cm">
          <draw:text-box>
            <text:p><text:span text:style-name="T2">100</text:span></text:p>
          </draw:text-box>
        </draw:frame>
        <draw:frame draw:style-name="gr6" draw:text-style-name="P3" draw:layer="layout" svg:width="0.9cm" svg:height="0.493cm" svg:x="27cm" svg:y="5.594cm">
          <draw:text-box>
            <text:p><text:span text:style-name="T2">101</text:span></text:p>
          </draw:text-box>
        </draw:frame>
        <draw:frame draw:style-name="gr6" draw:text-style-name="P3" draw:layer="layout" svg:width="0.9cm" svg:height="0.493cm" svg:x="27.5cm" svg:y="5.594cm">
          <draw:text-box>
            <text:p><text:span text:style-name="T2">102</text:span></text:p>
          </draw:text-box>
        </draw:frame>
        <draw:line draw:style-name="gr1" draw:text-style-name="P1" draw:layer="layout" svg:x1="28.9cm" svg:y1="6.987cm" svg:x2="28.9cm" svg:y2="5.436cm">
          <text:p/>
        </draw:line>
        <draw:line draw:style-name="gr1" draw:text-style-name="P1" draw:layer="layout" svg:x1="28.9cm" svg:y1="6.987cm" svg:x2="29cm" svg:y2="6.887cm">
          <text:p/>
        </draw:line>
        <draw:line draw:style-name="gr1" draw:text-style-name="P1" draw:layer="layout" svg:x1="28.9cm" svg:y1="6.987cm" svg:x2="28.8cm" svg:y2="6.887cm">
          <text:p/>
        </draw:line>
        <draw:frame draw:style-name="gr7" draw:text-style-name="P2" draw:layer="layout" svg:width="0.9cm" svg:height="0.493cm" draw:transform="rotate (1.5707963267946) translate (20.8cm 7.987cm)">
          <draw:text-box>
            <text:p><text:span text:style-name="T1">214</text:span></text:p>
          </draw:text-box>
        </draw:frame>
        <draw:frame draw:style-name="gr7" draw:text-style-name="P2" draw:layer="layout" svg:width="0.9cm" svg:height="0.493cm" draw:transform="rotate (1.5707963267946) translate (26.1cm 7.987cm)">
          <draw:text-box>
            <text:p><text:span text:style-name="T1">213</text:span></text:p>
          </draw:text-box>
        </draw:frame>
        <draw:frame draw:style-name="gr7" draw:text-style-name="P2" draw:layer="layout" svg:width="0.9cm" svg:height="0.493cm" draw:transform="rotate (1.5707963267946) translate (20.807cm 10.087cm)">
          <draw:text-box>
            <text:p><text:span text:style-name="T1">228</text:span></text:p>
          </draw:text-box>
        </draw:frame>
        <draw:frame draw:style-name="gr7" draw:text-style-name="P2" draw:layer="layout" svg:width="0.9cm" svg:height="0.493cm" draw:transform="rotate (1.5707963267946) translate (26.1cm 10.087cm)">
          <draw:text-box>
            <text:p><text:span text:style-name="T1">227</text:span></text:p>
          </draw:text-box>
        </draw:frame>
        <draw:frame draw:style-name="gr6" draw:text-style-name="P3" draw:layer="layout" svg:width="0.9cm" svg:height="0.493cm" svg:x="21.2cm" svg:y="7.494cm">
          <draw:text-box>
            <text:p><text:span text:style-name="T2">207</text:span></text:p>
          </draw:text-box>
        </draw:frame>
        <draw:line draw:style-name="gr1" draw:text-style-name="P1" draw:layer="layout" svg:x1="22.8cm" svg:y1="7.987cm" svg:x2="22.8cm" svg:y2="7.136cm">
          <text:p/>
        </draw:line>
        <draw:line draw:style-name="gr1" draw:text-style-name="P1" draw:layer="layout" svg:x1="22cm" svg:y1="7.987cm" svg:x2="22cm" svg:y2="7.136cm">
          <text:p/>
        </draw:line>
        <draw:frame draw:style-name="gr6" draw:text-style-name="P3" draw:layer="layout" svg:width="0.9cm" svg:height="0.493cm" svg:x="22cm" svg:y="7.494cm">
          <draw:text-box>
            <text:p><text:span text:style-name="T2">208</text:span></text:p>
          </draw:text-box>
        </draw:frame>
        <draw:frame draw:style-name="gr6" draw:text-style-name="P3" draw:layer="layout" svg:width="0.9cm" svg:height="0.493cm" svg:x="22.8cm" svg:y="7.494cm">
          <draw:text-box>
            <text:p><text:span text:style-name="T2">209</text:span></text:p>
          </draw:text-box>
        </draw:frame>
        <draw:frame draw:style-name="gr6" draw:text-style-name="P3" draw:layer="layout" svg:width="0.9cm" svg:height="0.493cm" svg:x="21.2cm" svg:y="7.094cm">
          <draw:text-box>
            <text:p><text:span text:style-name="T2">206</text:span></text:p>
          </draw:text-box>
        </draw:frame>
        <draw:frame draw:style-name="gr6" draw:text-style-name="P3" draw:layer="layout" svg:width="0.9cm" svg:height="0.493cm" svg:x="22cm" svg:y="7.087cm">
          <draw:text-box>
            <text:p><text:span text:style-name="T2">205</text:span></text:p>
          </draw:text-box>
        </draw:frame>
        <draw:frame draw:style-name="gr6" draw:text-style-name="P3" draw:layer="layout" svg:width="0.9cm" svg:height="0.493cm" svg:x="22.8cm" svg:y="7.087cm">
          <draw:text-box>
            <text:p><text:span text:style-name="T2">204</text:span></text:p>
          </draw:text-box>
        </draw:frame>
        <draw:line draw:style-name="gr1" draw:text-style-name="P1" draw:layer="layout" svg:x1="22.8cm" svg:y1="9.987cm" svg:x2="22.8cm" svg:y2="9.287cm">
          <text:p/>
        </draw:line>
        <draw:line draw:style-name="gr1" draw:text-style-name="P1" draw:layer="layout" svg:x1="22cm" svg:y1="9.987cm" svg:x2="22cm" svg:y2="9.287cm">
          <text:p/>
        </draw:line>
        <draw:line draw:style-name="gr1" draw:text-style-name="P1" draw:layer="layout" svg:x1="24.6cm" svg:y1="9.987cm" svg:x2="24.6cm" svg:y2="9.287cm">
          <text:p/>
        </draw:line>
        <draw:line draw:style-name="gr1" draw:text-style-name="P1" draw:layer="layout" svg:x1="25.4cm" svg:y1="9.987cm" svg:x2="25.4cm" svg:y2="9.287cm">
          <text:p/>
        </draw:line>
        <draw:line draw:style-name="gr1" draw:text-style-name="P1" draw:layer="layout" svg:x1="25.4cm" svg:y1="7.987cm" svg:x2="25.4cm" svg:y2="7.087cm">
          <text:p/>
        </draw:line>
        <draw:line draw:style-name="gr1" draw:text-style-name="P1" draw:layer="layout" svg:x1="24.6cm" svg:y1="7.987cm" svg:x2="24.6cm" svg:y2="7.087cm">
          <text:p/>
        </draw:line>
        <draw:frame draw:style-name="gr6" draw:text-style-name="P3" draw:layer="layout" svg:width="0.9cm" svg:height="0.493cm" svg:x="23.7cm" svg:y="7.494cm">
          <draw:text-box>
            <text:p><text:span text:style-name="T2">210</text:span></text:p>
          </draw:text-box>
        </draw:frame>
        <draw:frame draw:style-name="gr6" draw:text-style-name="P3" draw:layer="layout" svg:width="0.9cm" svg:height="0.493cm" svg:x="24.6cm" svg:y="7.494cm">
          <draw:text-box>
            <text:p><text:span text:style-name="T2">211</text:span></text:p>
          </draw:text-box>
        </draw:frame>
        <draw:frame draw:style-name="gr6" draw:text-style-name="P3" draw:layer="layout" svg:width="0.9cm" svg:height="0.493cm" svg:x="25.4cm" svg:y="7.494cm">
          <draw:text-box>
            <text:p><text:span text:style-name="T2">212</text:span></text:p>
          </draw:text-box>
        </draw:frame>
        <draw:frame draw:style-name="gr6" draw:text-style-name="P3" draw:layer="layout" svg:width="0.9cm" svg:height="0.493cm" svg:x="23.7cm" svg:y="7.094cm">
          <draw:text-box>
            <text:p><text:span text:style-name="T2">203</text:span></text:p>
          </draw:text-box>
        </draw:frame>
        <draw:frame draw:style-name="gr6" draw:text-style-name="P3" draw:layer="layout" svg:width="0.9cm" svg:height="0.493cm" svg:x="24.6cm" svg:y="7.087cm">
          <draw:text-box>
            <text:p><text:span text:style-name="T2">202</text:span></text:p>
          </draw:text-box>
        </draw:frame>
        <draw:frame draw:style-name="gr6" draw:text-style-name="P3" draw:layer="layout" svg:width="0.9cm" svg:height="0.493cm" svg:x="25.4cm" svg:y="7.087cm">
          <draw:text-box>
            <text:p><text:span text:style-name="T2">201</text:span></text:p>
          </draw:text-box>
        </draw:frame>
        <draw:frame draw:style-name="gr6" draw:text-style-name="P3" draw:layer="layout" svg:width="0.9cm" svg:height="0.493cm" svg:x="21.2cm" svg:y="9.187cm">
          <draw:text-box>
            <text:p><text:span text:style-name="T2">220</text:span></text:p>
          </draw:text-box>
        </draw:frame>
        <draw:frame draw:style-name="gr6" draw:text-style-name="P3" draw:layer="layout" svg:width="0.9cm" svg:height="0.493cm" svg:x="22cm" svg:y="9.187cm">
          <draw:text-box>
            <text:p><text:span text:style-name="T2">219</text:span></text:p>
          </draw:text-box>
        </draw:frame>
        <draw:frame draw:style-name="gr6" draw:text-style-name="P3" draw:layer="layout" svg:width="0.9cm" svg:height="0.493cm" svg:x="22.8cm" svg:y="9.194cm">
          <draw:text-box>
            <text:p><text:span text:style-name="T2">218</text:span></text:p>
          </draw:text-box>
        </draw:frame>
        <draw:frame draw:style-name="gr6" draw:text-style-name="P3" draw:layer="layout" svg:width="0.9cm" svg:height="0.493cm" svg:x="23.7cm" svg:y="9.194cm">
          <draw:text-box>
            <text:p><text:span text:style-name="T2">217</text:span></text:p>
          </draw:text-box>
        </draw:frame>
        <draw:frame draw:style-name="gr6" draw:text-style-name="P3" draw:layer="layout" svg:width="0.9cm" svg:height="0.493cm" svg:x="24.6cm" svg:y="9.187cm">
          <draw:text-box>
            <text:p><text:span text:style-name="T2">216</text:span></text:p>
          </draw:text-box>
        </draw:frame>
        <draw:frame draw:style-name="gr6" draw:text-style-name="P3" draw:layer="layout" svg:width="0.9cm" svg:height="0.493cm" svg:x="25.4cm" svg:y="9.187cm">
          <draw:text-box>
            <text:p><text:span text:style-name="T2">215</text:span></text:p>
          </draw:text-box>
        </draw:frame>
        <draw:frame draw:style-name="gr6" draw:text-style-name="P3" draw:layer="layout" svg:width="0.9cm" svg:height="0.493cm" svg:x="21.2cm" svg:y="9.587cm">
          <draw:text-box>
            <text:p><text:span text:style-name="T2">221</text:span></text:p>
          </draw:text-box>
        </draw:frame>
        <draw:frame draw:style-name="gr6" draw:text-style-name="P3" draw:layer="layout" svg:width="0.9cm" svg:height="0.493cm" svg:x="22cm" svg:y="9.594cm">
          <draw:text-box>
            <text:p><text:span text:style-name="T2">222</text:span></text:p>
          </draw:text-box>
        </draw:frame>
        <draw:frame draw:style-name="gr6" draw:text-style-name="P3" draw:layer="layout" svg:width="0.9cm" svg:height="0.493cm" svg:x="22.8cm" svg:y="9.587cm">
          <draw:text-box>
            <text:p><text:span text:style-name="T2">223</text:span></text:p>
          </draw:text-box>
        </draw:frame>
        <draw:frame draw:style-name="gr6" draw:text-style-name="P3" draw:layer="layout" svg:width="0.9cm" svg:height="0.493cm" svg:x="23.7cm" svg:y="9.594cm">
          <draw:text-box>
            <text:p><text:span text:style-name="T2">224</text:span></text:p>
          </draw:text-box>
        </draw:frame>
        <draw:frame draw:style-name="gr6" draw:text-style-name="P3" draw:layer="layout" svg:width="0.9cm" svg:height="0.493cm" svg:x="24.6cm" svg:y="9.587cm">
          <draw:text-box>
            <text:p><text:span text:style-name="T2">225</text:span></text:p>
          </draw:text-box>
        </draw:frame>
        <draw:frame draw:style-name="gr6" draw:text-style-name="P3" draw:layer="layout" svg:width="0.9cm" svg:height="0.493cm" svg:x="25.4cm" svg:y="9.587cm">
          <draw:text-box>
            <text:p><text:span text:style-name="T2">226</text:span></text:p>
          </draw:text-box>
        </draw:frame>
        <draw:frame draw:style-name="gr7" draw:text-style-name="P2" draw:layer="layout" svg:width="0.9cm" svg:height="0.493cm" draw:transform="rotate (1.5707963267946) translate (17cm 11.787cm)">
          <draw:text-box>
            <text:p><text:span text:style-name="T1">271</text:span></text:p>
          </draw:text-box>
        </draw:frame>
        <draw:frame draw:style-name="gr7" draw:text-style-name="P2" draw:layer="layout" svg:width="0.9cm" svg:height="0.493cm" draw:transform="rotate (1.5707963267946) translate (17cm 10.087cm)">
          <draw:text-box>
            <text:p><text:span text:style-name="T1">257</text:span></text:p>
          </draw:text-box>
        </draw:frame>
        <draw:frame draw:style-name="gr7" draw:text-style-name="P2" draw:layer="layout" svg:width="0.9cm" svg:height="0.493cm" draw:transform="rotate (1.5707963267946) translate (17cm 7.987cm)">
          <draw:text-box>
            <text:p><text:span text:style-name="T1">243</text:span></text:p>
          </draw:text-box>
        </draw:frame>
        <draw:frame draw:style-name="gr2" draw:text-style-name="P2" draw:layer="layout" svg:width="1.585cm" svg:height="0.735cm" draw:transform="rotate (1.5707963267946) translate (10.365cm 13.472cm)">
          <draw:text-box>
            <text:p><text:span text:style-name="T1">359</text:span></text:p>
          </draw:text-box>
        </draw:frame>
        <draw:frame draw:style-name="gr2" draw:text-style-name="P2" draw:layer="layout" svg:width="1.585cm" svg:height="0.735cm" draw:transform="rotate (1.5707963267946) translate (10.365cm 11.787cm)">
          <draw:text-box>
            <text:p><text:span text:style-name="T1">339</text:span></text:p>
          </draw:text-box>
        </draw:frame>
        <draw:frame draw:style-name="gr2" draw:text-style-name="P2" draw:layer="layout" svg:width="1.585cm" svg:height="0.735cm" draw:transform="rotate (1.5707963267946) translate (10.365cm 10.072cm)">
          <draw:text-box>
            <text:p><text:span text:style-name="T1">319</text:span></text:p>
          </draw:text-box>
        </draw:frame>
        <draw:frame draw:style-name="gr2" draw:text-style-name="P2" draw:layer="layout" svg:width="1.585cm" svg:height="0.735cm" draw:transform="rotate (1.5707963267946) translate (10.365cm 7.972cm)">
          <draw:text-box>
            <text:p><text:span text:style-name="T1">292</text:span></text:p>
          </draw:text-box>
        </draw:frame>
        <draw:frame draw:style-name="gr2" draw:text-style-name="P2" draw:layer="layout" svg:width="1.585cm" svg:height="0.735cm" draw:transform="rotate (1.5707963267946) translate (11.7cm 11.772cm)">
          <draw:text-box>
            <text:p><text:span text:style-name="T1">272</text:span></text:p>
          </draw:text-box>
        </draw:frame>
        <draw:frame draw:style-name="gr2" draw:text-style-name="P2" draw:layer="layout" svg:width="1.585cm" svg:height="0.735cm" draw:transform="rotate (1.5707963267946) translate (11.7cm 10.072cm)">
          <draw:text-box>
            <text:p><text:span text:style-name="T1">258</text:span></text:p>
          </draw:text-box>
        </draw:frame>
        <draw:frame draw:style-name="gr2" draw:text-style-name="P2" draw:layer="layout" svg:width="1.585cm" svg:height="0.735cm" draw:transform="rotate (1.5707963267946) translate (11.7cm 7.972cm)">
          <draw:text-box>
            <text:p><text:span text:style-name="T1">244</text:span></text:p>
          </draw:text-box>
        </draw:frame>
        <draw:line draw:style-name="gr1" draw:text-style-name="P1" draw:layer="layout" svg:x1="13.8cm" svg:y1="9.987cm" svg:x2="13.8cm" svg:y2="9.287cm">
          <text:p/>
        </draw:line>
        <draw:line draw:style-name="gr1" draw:text-style-name="P1" draw:layer="layout" svg:x1="13cm" svg:y1="9.987cm" svg:x2="13cm" svg:y2="9.287cm">
          <text:p/>
        </draw:line>
        <draw:line draw:style-name="gr1" draw:text-style-name="P1" draw:layer="layout" svg:x1="15.4cm" svg:y1="9.987cm" svg:x2="15.4cm" svg:y2="9.287cm">
          <text:p/>
        </draw:line>
        <draw:line draw:style-name="gr1" draw:text-style-name="P1" draw:layer="layout" svg:x1="16.2cm" svg:y1="9.987cm" svg:x2="16.2cm" svg:y2="9.287cm">
          <text:p/>
        </draw:line>
        <draw:line draw:style-name="gr1" draw:text-style-name="P1" draw:layer="layout" svg:x1="13cm" svg:y1="11.687cm" svg:x2="13cm" svg:y2="10.987cm">
          <text:p/>
        </draw:line>
        <draw:line draw:style-name="gr1" draw:text-style-name="P1" draw:layer="layout" svg:x1="13.8cm" svg:y1="11.687cm" svg:x2="13.8cm" svg:y2="10.987cm">
          <text:p/>
        </draw:line>
        <draw:line draw:style-name="gr1" draw:text-style-name="P1" draw:layer="layout" svg:x1="15.4cm" svg:y1="11.687cm" svg:x2="15.4cm" svg:y2="10.987cm">
          <text:p/>
        </draw:line>
        <draw:line draw:style-name="gr1" draw:text-style-name="P1" draw:layer="layout" svg:x1="16.2cm" svg:y1="11.687cm" svg:x2="16.2cm" svg:y2="10.987cm">
          <text:p/>
        </draw:line>
        <draw:frame draw:style-name="gr4" draw:text-style-name="P3" draw:layer="layout" svg:width="1.6cm" svg:height="0.493cm" svg:x="12.4cm" svg:y="7.487cm">
          <draw:text-box>
            <text:p><text:span text:style-name="T2">235 → 238</text:span></text:p>
          </draw:text-box>
        </draw:frame>
        <draw:frame draw:style-name="gr4" draw:text-style-name="P3" draw:layer="layout" svg:width="1.6cm" svg:height="0.493cm" svg:x="15cm" svg:y="7.494cm">
          <draw:text-box>
            <text:p><text:span text:style-name="T2">239 → 242</text:span></text:p>
          </draw:text-box>
        </draw:frame>
        <draw:frame draw:style-name="gr6" draw:text-style-name="P3" draw:layer="layout" svg:width="0.9cm" svg:height="0.493cm" svg:x="12.1cm" svg:y="7.087cm">
          <draw:text-box>
            <text:p><text:span text:style-name="T2">234</text:span></text:p>
          </draw:text-box>
        </draw:frame>
        <draw:line draw:style-name="gr1" draw:text-style-name="P1" draw:layer="layout" svg:x1="13cm" svg:y1="7.487cm" svg:x2="13cm" svg:y2="7.136cm">
          <text:p/>
        </draw:line>
        <draw:line draw:style-name="gr1" draw:text-style-name="P1" draw:layer="layout" svg:x1="13.8cm" svg:y1="7.487cm" svg:x2="13.8cm" svg:y2="7.136cm">
          <text:p/>
        </draw:line>
        <draw:frame draw:style-name="gr6" draw:text-style-name="P3" draw:layer="layout" svg:width="0.9cm" svg:height="0.493cm" svg:x="13cm" svg:y="7.087cm">
          <draw:text-box>
            <text:p><text:span text:style-name="T2">233</text:span></text:p>
          </draw:text-box>
        </draw:frame>
        <draw:frame draw:style-name="gr6" draw:text-style-name="P3" draw:layer="layout" svg:width="0.9cm" svg:height="0.493cm" svg:x="13.8cm" svg:y="7.094cm">
          <draw:text-box>
            <text:p><text:span text:style-name="T2">232</text:span></text:p>
          </draw:text-box>
        </draw:frame>
        <draw:frame draw:style-name="gr6" draw:text-style-name="P3" draw:layer="layout" svg:width="0.9cm" svg:height="0.493cm" svg:x="14.6cm" svg:y="7.087cm">
          <draw:text-box>
            <text:p><text:span text:style-name="T2">231</text:span></text:p>
          </draw:text-box>
        </draw:frame>
        <draw:frame draw:style-name="gr6" draw:text-style-name="P3" draw:layer="layout" svg:width="0.9cm" svg:height="0.493cm" svg:x="15.4cm" svg:y="7.087cm">
          <draw:text-box>
            <text:p><text:span text:style-name="T2">230</text:span></text:p>
          </draw:text-box>
        </draw:frame>
        <draw:frame draw:style-name="gr6" draw:text-style-name="P3" draw:layer="layout" svg:width="0.9cm" svg:height="0.493cm" svg:x="16.2cm" svg:y="7.087cm">
          <draw:text-box>
            <text:p><text:span text:style-name="T2">229</text:span></text:p>
          </draw:text-box>
        </draw:frame>
        <draw:line draw:style-name="gr1" draw:text-style-name="P1" draw:layer="layout" svg:x1="15.4cm" svg:y1="7.487cm" svg:x2="15.4cm" svg:y2="7.136cm">
          <text:p/>
        </draw:line>
        <draw:line draw:style-name="gr1" draw:text-style-name="P1" draw:layer="layout" svg:x1="16.2cm" svg:y1="7.487cm" svg:x2="16.2cm" svg:y2="7.136cm">
          <text:p/>
        </draw:line>
        <draw:frame draw:style-name="gr6" draw:text-style-name="P3" draw:layer="layout" svg:width="0.9cm" svg:height="0.493cm" svg:x="12.1cm" svg:y="9.187cm">
          <draw:text-box>
            <text:p><text:span text:style-name="T2">250</text:span></text:p>
          </draw:text-box>
        </draw:frame>
        <draw:frame draw:style-name="gr6" draw:text-style-name="P3" draw:layer="layout" svg:width="0.9cm" svg:height="0.493cm" svg:x="13cm" svg:y="9.187cm">
          <draw:text-box>
            <text:p><text:span text:style-name="T2">249</text:span></text:p>
          </draw:text-box>
        </draw:frame>
        <draw:frame draw:style-name="gr6" draw:text-style-name="P3" draw:layer="layout" svg:width="0.9cm" svg:height="0.493cm" svg:x="13.8cm" svg:y="9.194cm">
          <draw:text-box>
            <text:p><text:span text:style-name="T2">248</text:span></text:p>
          </draw:text-box>
        </draw:frame>
        <draw:frame draw:style-name="gr6" draw:text-style-name="P3" draw:layer="layout" svg:width="0.9cm" svg:height="0.493cm" svg:x="14.6cm" svg:y="9.187cm">
          <draw:text-box>
            <text:p><text:span text:style-name="T2">247</text:span></text:p>
          </draw:text-box>
        </draw:frame>
        <draw:frame draw:style-name="gr6" draw:text-style-name="P3" draw:layer="layout" svg:width="0.9cm" svg:height="0.493cm" svg:x="15.4cm" svg:y="9.194cm">
          <draw:text-box>
            <text:p><text:span text:style-name="T2">246</text:span></text:p>
          </draw:text-box>
        </draw:frame>
        <draw:frame draw:style-name="gr6" draw:text-style-name="P3" draw:layer="layout" svg:width="0.9cm" svg:height="0.493cm" svg:x="16.2cm" svg:y="9.194cm">
          <draw:text-box>
            <text:p><text:span text:style-name="T2">245</text:span></text:p>
          </draw:text-box>
        </draw:frame>
        <draw:frame draw:style-name="gr6" draw:text-style-name="P3" draw:layer="layout" svg:width="0.9cm" svg:height="0.493cm" svg:x="12.1cm" svg:y="9.587cm">
          <draw:text-box>
            <text:p><text:span text:style-name="T2">251</text:span></text:p>
          </draw:text-box>
        </draw:frame>
        <draw:frame draw:style-name="gr6" draw:text-style-name="P3" draw:layer="layout" svg:width="0.9cm" svg:height="0.493cm" svg:x="13cm" svg:y="9.594cm">
          <draw:text-box>
            <text:p><text:span text:style-name="T2">252</text:span></text:p>
          </draw:text-box>
        </draw:frame>
        <draw:frame draw:style-name="gr6" draw:text-style-name="P3" draw:layer="layout" svg:width="0.9cm" svg:height="0.493cm" svg:x="13.8cm" svg:y="9.587cm">
          <draw:text-box>
            <text:p><text:span text:style-name="T2">253</text:span></text:p>
          </draw:text-box>
        </draw:frame>
        <draw:frame draw:style-name="gr6" draw:text-style-name="P3" draw:layer="layout" svg:width="0.9cm" svg:height="0.493cm" svg:x="14.6cm" svg:y="9.587cm">
          <draw:text-box>
            <text:p><text:span text:style-name="T2">254</text:span></text:p>
          </draw:text-box>
        </draw:frame>
        <draw:frame draw:style-name="gr6" draw:text-style-name="P3" draw:layer="layout" svg:width="0.9cm" svg:height="0.493cm" svg:x="15.4cm" svg:y="9.587cm">
          <draw:text-box>
            <text:p><text:span text:style-name="T2">255</text:span></text:p>
          </draw:text-box>
        </draw:frame>
        <draw:frame draw:style-name="gr6" draw:text-style-name="P3" draw:layer="layout" svg:width="0.9cm" svg:height="0.493cm" svg:x="16.2cm" svg:y="9.587cm">
          <draw:text-box>
            <text:p><text:span text:style-name="T2">256</text:span></text:p>
          </draw:text-box>
        </draw:frame>
        <draw:frame draw:style-name="gr6" draw:text-style-name="P3" draw:layer="layout" svg:width="0.9cm" svg:height="0.493cm" svg:x="12.1cm" svg:y="10.894cm">
          <draw:text-box>
            <text:p><text:span text:style-name="T2">264</text:span></text:p>
          </draw:text-box>
        </draw:frame>
        <draw:frame draw:style-name="gr6" draw:text-style-name="P3" draw:layer="layout" svg:width="0.9cm" svg:height="0.493cm" svg:x="13cm" svg:y="10.894cm">
          <draw:text-box>
            <text:p><text:span text:style-name="T2">263</text:span></text:p>
          </draw:text-box>
        </draw:frame>
        <draw:frame draw:style-name="gr6" draw:text-style-name="P3" draw:layer="layout" svg:width="0.9cm" svg:height="0.493cm" svg:x="13.8cm" svg:y="10.887cm">
          <draw:text-box>
            <text:p><text:span text:style-name="T2">262</text:span></text:p>
          </draw:text-box>
        </draw:frame>
        <draw:frame draw:style-name="gr6" draw:text-style-name="P3" draw:layer="layout" svg:width="0.9cm" svg:height="0.493cm" svg:x="14.6cm" svg:y="10.887cm">
          <draw:text-box>
            <text:p><text:span text:style-name="T2">261</text:span></text:p>
          </draw:text-box>
        </draw:frame>
        <draw:frame draw:style-name="gr6" draw:text-style-name="P3" draw:layer="layout" svg:width="0.9cm" svg:height="0.493cm" svg:x="15.4cm" svg:y="10.894cm">
          <draw:text-box>
            <text:p><text:span text:style-name="T2">260</text:span></text:p>
          </draw:text-box>
        </draw:frame>
        <draw:frame draw:style-name="gr6" draw:text-style-name="P3" draw:layer="layout" svg:width="0.9cm" svg:height="0.493cm" svg:x="16.2cm" svg:y="10.887cm">
          <draw:text-box>
            <text:p><text:span text:style-name="T2">259</text:span></text:p>
          </draw:text-box>
        </draw:frame>
        <draw:frame draw:style-name="gr8" draw:text-style-name="P3" draw:layer="layout" svg:width="0.9cm" svg:height="0.493cm" svg:x="12.1cm" svg:y="11.287cm">
          <draw:text-box>
            <text:p><text:span text:style-name="T2">265</text:span></text:p>
          </draw:text-box>
        </draw:frame>
        <draw:frame draw:style-name="gr6" draw:text-style-name="P3" draw:layer="layout" svg:width="0.9cm" svg:height="0.493cm" svg:x="13cm" svg:y="11.287cm">
          <draw:text-box>
            <text:p><text:span text:style-name="T2">266</text:span></text:p>
          </draw:text-box>
        </draw:frame>
        <draw:frame draw:style-name="gr6" draw:text-style-name="P3" draw:layer="layout" svg:width="0.9cm" svg:height="0.493cm" svg:x="13.8cm" svg:y="11.287cm">
          <draw:text-box>
            <text:p><text:span text:style-name="T2">267</text:span></text:p>
          </draw:text-box>
        </draw:frame>
        <draw:frame draw:style-name="gr6" draw:text-style-name="P3" draw:layer="layout" svg:width="0.9cm" svg:height="0.493cm" svg:x="14.6cm" svg:y="11.287cm">
          <draw:text-box>
            <text:p><text:span text:style-name="T2">268</text:span></text:p>
          </draw:text-box>
        </draw:frame>
        <draw:frame draw:style-name="gr6" draw:text-style-name="P3" draw:layer="layout" svg:width="0.9cm" svg:height="0.493cm" svg:x="15.4cm" svg:y="11.287cm">
          <draw:text-box>
            <text:p><text:span text:style-name="T2">269</text:span></text:p>
          </draw:text-box>
        </draw:frame>
        <draw:frame draw:style-name="gr6" draw:text-style-name="P3" draw:layer="layout" svg:width="0.9cm" svg:height="0.493cm" svg:x="16.2cm" svg:y="11.287cm">
          <draw:text-box>
            <text:p><text:span text:style-name="T2">270</text:span></text:p>
          </draw:text-box>
        </draw:frame>
        <draw:frame draw:style-name="gr6" draw:text-style-name="P3" draw:layer="layout" svg:width="0.9cm" svg:height="0.493cm" svg:x="3.1cm" svg:y="7.094cm">
          <draw:text-box>
            <text:p><text:span text:style-name="T2">280</text:span></text:p>
          </draw:text-box>
        </draw:frame>
        <draw:line draw:style-name="gr1" draw:text-style-name="P1" draw:layer="layout" svg:x1="3.9cm" svg:y1="7.987cm" svg:x2="3.9cm" svg:y2="7.136cm">
          <text:p/>
        </draw:line>
        <draw:line draw:style-name="gr1" draw:text-style-name="P1" draw:layer="layout" svg:x1="4.7cm" svg:y1="7.987cm" svg:x2="4.7cm" svg:y2="7.136cm">
          <text:p/>
        </draw:line>
        <draw:line draw:style-name="gr1" draw:text-style-name="P1" draw:layer="layout" svg:x1="3.9cm" svg:y1="9.987cm" svg:x2="3.9cm" svg:y2="9.287cm">
          <text:p/>
        </draw:line>
        <draw:line draw:style-name="gr1" draw:text-style-name="P1" draw:layer="layout" svg:x1="4.7cm" svg:y1="9.987cm" svg:x2="4.7cm" svg:y2="9.287cm">
          <text:p/>
        </draw:line>
        <draw:frame draw:style-name="gr6" draw:text-style-name="P3" draw:layer="layout" svg:width="0.9cm" svg:height="0.493cm" svg:x="3.9cm" svg:y="7.087cm">
          <draw:text-box>
            <text:p><text:span text:style-name="T2">279</text:span></text:p>
          </draw:text-box>
        </draw:frame>
        <draw:frame draw:style-name="gr6" draw:text-style-name="P3" draw:layer="layout" svg:width="0.9cm" svg:height="0.493cm" svg:x="4.7cm" svg:y="7.094cm">
          <draw:text-box>
            <text:p><text:span text:style-name="T2">278</text:span></text:p>
          </draw:text-box>
        </draw:frame>
        <draw:line draw:style-name="gr1" draw:text-style-name="P1" draw:layer="layout" svg:x1="6.3cm" svg:y1="7.487cm" svg:x2="6.3cm" svg:y2="7.136cm">
          <text:p/>
        </draw:line>
        <draw:line draw:style-name="gr1" draw:text-style-name="P1" draw:layer="layout" svg:x1="7.1cm" svg:y1="7.487cm" svg:x2="7.1cm" svg:y2="7.136cm">
          <text:p/>
        </draw:line>
        <draw:line draw:style-name="gr1" draw:text-style-name="P1" draw:layer="layout" svg:x1="8.8cm" svg:y1="7.487cm" svg:x2="8.8cm" svg:y2="7.136cm">
          <text:p/>
        </draw:line>
        <draw:line draw:style-name="gr1" draw:text-style-name="P1" draw:layer="layout" svg:x1="9.6cm" svg:y1="7.487cm" svg:x2="9.6cm" svg:y2="7.136cm">
          <text:p/>
        </draw:line>
        <draw:frame draw:style-name="gr6" draw:text-style-name="P3" draw:layer="layout" svg:width="0.9cm" svg:height="0.493cm" svg:x="6.3cm" svg:y="7.094cm">
          <draw:text-box>
            <text:p><text:span text:style-name="T2">277</text:span></text:p>
          </draw:text-box>
        </draw:frame>
        <draw:frame draw:style-name="gr6" draw:text-style-name="P3" draw:layer="layout" svg:width="0.9cm" svg:height="0.493cm" svg:x="7.2cm" svg:y="7.094cm">
          <draw:text-box>
            <text:p><text:span text:style-name="T2">276</text:span></text:p>
          </draw:text-box>
        </draw:frame>
        <draw:frame draw:style-name="gr6" draw:text-style-name="P3" draw:layer="layout" svg:width="0.9cm" svg:height="0.493cm" svg:x="8cm" svg:y="7.094cm">
          <draw:text-box>
            <text:p><text:span text:style-name="T2">275</text:span></text:p>
          </draw:text-box>
        </draw:frame>
        <draw:frame draw:style-name="gr6" draw:text-style-name="P3" draw:layer="layout" svg:width="0.9cm" svg:height="0.493cm" svg:x="8.8cm" svg:y="7.094cm">
          <draw:text-box>
            <text:p><text:span text:style-name="T2">274</text:span></text:p>
          </draw:text-box>
        </draw:frame>
        <draw:frame draw:style-name="gr6" draw:text-style-name="P3" draw:layer="layout" svg:width="0.9cm" svg:height="0.493cm" svg:x="9.6cm" svg:y="7.094cm">
          <draw:text-box>
            <text:p><text:span text:style-name="T2">273</text:span></text:p>
          </draw:text-box>
        </draw:frame>
        <draw:frame draw:style-name="gr6" draw:text-style-name="P3" draw:layer="layout" svg:width="0.9cm" svg:height="0.493cm" svg:x="3.1cm" svg:y="7.487cm">
          <draw:text-box>
            <text:p><text:span text:style-name="T2">281</text:span></text:p>
          </draw:text-box>
        </draw:frame>
        <draw:frame draw:style-name="gr6" draw:text-style-name="P3" draw:layer="layout" svg:width="0.9cm" svg:height="0.493cm" svg:x="3.9cm" svg:y="7.494cm">
          <draw:text-box>
            <text:p><text:span text:style-name="T2">282</text:span></text:p>
          </draw:text-box>
        </draw:frame>
        <draw:frame draw:style-name="gr6" draw:text-style-name="P3" draw:layer="layout" svg:width="0.9cm" svg:height="0.493cm" svg:x="4.7cm" svg:y="7.487cm">
          <draw:text-box>
            <text:p><text:span text:style-name="T2">283</text:span></text:p>
          </draw:text-box>
        </draw:frame>
        <draw:frame draw:style-name="gr4" draw:text-style-name="P3" draw:layer="layout" svg:width="1.7cm" svg:height="0.493cm" svg:x="6cm" svg:y="7.487cm">
          <draw:text-box>
            <text:p><text:span text:style-name="T2">284 → 287</text:span></text:p>
          </draw:text-box>
        </draw:frame>
        <draw:frame draw:style-name="gr4" draw:text-style-name="P3" draw:layer="layout" svg:width="1.7cm" svg:height="0.493cm" svg:x="8.5cm" svg:y="7.487cm">
          <draw:text-box>
            <text:p><text:span text:style-name="T2">288 → 291</text:span></text:p>
          </draw:text-box>
        </draw:frame>
        <draw:frame draw:style-name="gr6" draw:text-style-name="P3" draw:layer="layout" svg:width="0.9cm" svg:height="0.493cm" svg:x="3.1cm" svg:y="9.194cm">
          <draw:text-box>
            <text:p><text:span text:style-name="T2">309</text:span></text:p>
          </draw:text-box>
        </draw:frame>
        <draw:frame draw:style-name="gr6" draw:text-style-name="P3" draw:layer="layout" svg:width="0.9cm" svg:height="0.493cm" svg:x="3.9cm" svg:y="9.194cm">
          <draw:text-box>
            <text:p><text:span text:style-name="T2">308</text:span></text:p>
          </draw:text-box>
        </draw:frame>
        <draw:frame draw:style-name="gr6" draw:text-style-name="P3" draw:layer="layout" svg:width="0.9cm" svg:height="0.493cm" svg:x="4.7cm" svg:y="9.194cm">
          <draw:text-box>
            <text:p><text:span text:style-name="T2">307</text:span></text:p>
          </draw:text-box>
        </draw:frame>
        <draw:frame draw:style-name="gr4" draw:text-style-name="P3" draw:layer="layout" svg:width="1.7cm" svg:height="0.493cm" svg:x="5.8cm" svg:y="9.194cm">
          <draw:text-box>
            <text:p><text:span text:style-name="T2">306 → 303</text:span></text:p>
          </draw:text-box>
        </draw:frame>
        <draw:frame draw:style-name="gr4" draw:text-style-name="P3" draw:layer="layout" svg:width="1.7cm" svg:height="0.493cm" svg:x="8.4cm" svg:y="9.194cm">
          <draw:text-box>
            <text:p><text:span text:style-name="T2">302 → 294</text:span></text:p>
          </draw:text-box>
        </draw:frame>
        <draw:frame draw:style-name="gr9" draw:text-style-name="P3" draw:layer="layout" svg:width="0.9cm" svg:height="0.7cm" svg:x="3.1cm" svg:y="9.587cm">
          <draw:text-box>
            <text:p><text:span text:style-name="T2">310</text:span></text:p>
          </draw:text-box>
        </draw:frame>
        <draw:line draw:style-name="gr1" draw:text-style-name="P1" draw:layer="layout" svg:x1="6.3cm" svg:y1="9.987cm" svg:x2="6.3cm" svg:y2="9.687cm">
          <text:p/>
        </draw:line>
        <draw:line draw:style-name="gr1" draw:text-style-name="P1" draw:layer="layout" svg:x1="7.1cm" svg:y1="9.987cm" svg:x2="7.1cm" svg:y2="9.687cm">
          <text:p/>
        </draw:line>
        <draw:line draw:style-name="gr1" draw:text-style-name="P1" draw:layer="layout" svg:x1="8.8cm" svg:y1="9.987cm" svg:x2="8.8cm" svg:y2="9.687cm">
          <text:p/>
        </draw:line>
        <draw:line draw:style-name="gr1" draw:text-style-name="P1" draw:layer="layout" svg:x1="9.6cm" svg:y1="9.987cm" svg:x2="9.6cm" svg:y2="9.687cm">
          <text:p/>
        </draw:line>
        <draw:frame draw:style-name="gr9" draw:text-style-name="P3" draw:layer="layout" svg:width="0.9cm" svg:height="0.7cm" svg:x="3.9cm" svg:y="9.587cm">
          <draw:text-box>
            <text:p><text:span text:style-name="T2">311</text:span></text:p>
          </draw:text-box>
        </draw:frame>
        <draw:frame draw:style-name="gr9" draw:text-style-name="P3" draw:layer="layout" svg:width="0.9cm" svg:height="0.7cm" svg:x="4.7cm" svg:y="9.587cm">
          <draw:text-box>
            <text:p><text:span text:style-name="T2">312</text:span></text:p>
          </draw:text-box>
        </draw:frame>
        <draw:frame draw:style-name="gr9" draw:text-style-name="P3" draw:layer="layout" svg:width="0.9cm" svg:height="0.7cm" svg:x="5.5cm" svg:y="9.587cm">
          <draw:text-box>
            <text:p><text:span text:style-name="T2">313</text:span></text:p>
          </draw:text-box>
        </draw:frame>
        <draw:frame draw:style-name="gr9" draw:text-style-name="P3" draw:layer="layout" svg:width="0.9cm" svg:height="0.7cm" svg:x="6.3cm" svg:y="9.587cm">
          <draw:text-box>
            <text:p><text:span text:style-name="T2">314</text:span></text:p>
          </draw:text-box>
        </draw:frame>
        <draw:frame draw:style-name="gr9" draw:text-style-name="P3" draw:layer="layout" svg:width="0.9cm" svg:height="0.7cm" svg:x="7.1cm" svg:y="9.587cm">
          <draw:text-box>
            <text:p><text:span text:style-name="T2">315</text:span></text:p>
          </draw:text-box>
        </draw:frame>
        <draw:frame draw:style-name="gr9" draw:text-style-name="P3" draw:layer="layout" svg:width="0.9cm" svg:height="0.7cm" svg:x="7.9cm" svg:y="9.587cm">
          <draw:text-box>
            <text:p><text:span text:style-name="T2">316</text:span></text:p>
          </draw:text-box>
        </draw:frame>
        <draw:frame draw:style-name="gr9" draw:text-style-name="P3" draw:layer="layout" svg:width="0.9cm" svg:height="0.7cm" svg:x="8.8cm" svg:y="9.587cm">
          <draw:text-box>
            <text:p><text:span text:style-name="T2">317</text:span></text:p>
          </draw:text-box>
        </draw:frame>
        <draw:frame draw:style-name="gr9" draw:text-style-name="P3" draw:layer="layout" svg:width="0.9cm" svg:height="0.7cm" svg:x="9.6cm" svg:y="9.587cm">
          <draw:text-box>
            <text:p><text:span text:style-name="T2">318</text:span></text:p>
          </draw:text-box>
        </draw:frame>
        <draw:line draw:style-name="gr1" draw:text-style-name="P1" draw:layer="layout" svg:x1="4.7cm" svg:y1="11.687cm" svg:x2="4.7cm" svg:y2="10.987cm">
          <text:p/>
        </draw:line>
        <draw:line draw:style-name="gr1" draw:text-style-name="P1" draw:layer="layout" svg:x1="3.9cm" svg:y1="11.687cm" svg:x2="3.9cm" svg:y2="10.987cm">
          <text:p/>
        </draw:line>
        <draw:line draw:style-name="gr1" draw:text-style-name="P1" draw:layer="layout" svg:x1="6.3cm" svg:y1="11.687cm" svg:x2="6.3cm" svg:y2="10.987cm">
          <text:p/>
        </draw:line>
        <draw:line draw:style-name="gr1" draw:text-style-name="P1" draw:layer="layout" svg:x1="7.1cm" svg:y1="11.687cm" svg:x2="7.1cm" svg:y2="10.987cm">
          <text:p/>
        </draw:line>
        <draw:line draw:style-name="gr1" draw:text-style-name="P1" draw:layer="layout" svg:x1="8.8cm" svg:y1="11.687cm" svg:x2="8.8cm" svg:y2="10.987cm">
          <text:p/>
        </draw:line>
        <draw:line draw:style-name="gr1" draw:text-style-name="P1" draw:layer="layout" svg:x1="9.6cm" svg:y1="11.687cm" svg:x2="9.6cm" svg:y2="10.987cm">
          <text:p/>
        </draw:line>
        <draw:line draw:style-name="gr1" draw:text-style-name="P1" draw:layer="layout" svg:x1="9.6cm" svg:y1="13.387cm" svg:x2="9.6cm" svg:y2="12.687cm">
          <text:p/>
        </draw:line>
        <draw:line draw:style-name="gr1" draw:text-style-name="P1" draw:layer="layout" svg:x1="8.8cm" svg:y1="13.387cm" svg:x2="8.8cm" svg:y2="12.687cm">
          <text:p/>
        </draw:line>
        <draw:line draw:style-name="gr1" draw:text-style-name="P1" draw:layer="layout" svg:x1="7.1cm" svg:y1="13.387cm" svg:x2="7.1cm" svg:y2="12.687cm">
          <text:p/>
        </draw:line>
        <draw:line draw:style-name="gr1" draw:text-style-name="P1" draw:layer="layout" svg:x1="6.3cm" svg:y1="13.387cm" svg:x2="6.3cm" svg:y2="12.687cm">
          <text:p/>
        </draw:line>
        <draw:line draw:style-name="gr1" draw:text-style-name="P1" draw:layer="layout" svg:x1="4.7cm" svg:y1="13.387cm" svg:x2="4.7cm" svg:y2="12.687cm">
          <text:p/>
        </draw:line>
        <draw:line draw:style-name="gr1" draw:text-style-name="P1" draw:layer="layout" svg:x1="3.9cm" svg:y1="13.387cm" svg:x2="3.9cm" svg:y2="12.687cm">
          <text:p/>
        </draw:line>
        <draw:frame draw:style-name="gr9" draw:text-style-name="P3" draw:layer="layout" svg:width="0.9cm" svg:height="0.7cm" svg:x="3.1cm" svg:y="10.887cm">
          <draw:text-box>
            <text:p><text:span text:style-name="T2">329</text:span></text:p>
          </draw:text-box>
        </draw:frame>
        <draw:frame draw:style-name="gr9" draw:text-style-name="P3" draw:layer="layout" svg:width="0.9cm" svg:height="0.7cm" svg:x="3.9cm" svg:y="10.887cm">
          <draw:text-box>
            <text:p><text:span text:style-name="T2">328</text:span></text:p>
          </draw:text-box>
        </draw:frame>
        <draw:frame draw:style-name="gr9" draw:text-style-name="P3" draw:layer="layout" svg:width="0.9cm" svg:height="0.7cm" svg:x="4.7cm" svg:y="10.887cm">
          <draw:text-box>
            <text:p><text:span text:style-name="T2">327</text:span></text:p>
          </draw:text-box>
        </draw:frame>
        <draw:frame draw:style-name="gr9" draw:text-style-name="P3" draw:layer="layout" svg:width="0.9cm" svg:height="0.7cm" svg:x="5.5cm" svg:y="10.887cm">
          <draw:text-box>
            <text:p><text:span text:style-name="T2">326</text:span></text:p>
          </draw:text-box>
        </draw:frame>
        <draw:frame draw:style-name="gr9" draw:text-style-name="P3" draw:layer="layout" svg:width="0.9cm" svg:height="0.7cm" svg:x="6.3cm" svg:y="10.887cm">
          <draw:text-box>
            <text:p><text:span text:style-name="T2">325</text:span></text:p>
          </draw:text-box>
        </draw:frame>
        <draw:frame draw:style-name="gr9" draw:text-style-name="P3" draw:layer="layout" svg:width="0.9cm" svg:height="0.7cm" svg:x="7.1cm" svg:y="10.887cm">
          <draw:text-box>
            <text:p><text:span text:style-name="T2">324</text:span></text:p>
          </draw:text-box>
        </draw:frame>
        <draw:frame draw:style-name="gr9" draw:text-style-name="P3" draw:layer="layout" svg:width="0.9cm" svg:height="0.7cm" svg:x="8cm" svg:y="10.887cm">
          <draw:text-box>
            <text:p><text:span text:style-name="T2">323</text:span></text:p>
          </draw:text-box>
        </draw:frame>
        <draw:frame draw:style-name="gr9" draw:text-style-name="P3" draw:layer="layout" svg:width="0.9cm" svg:height="0.7cm" svg:x="8.8cm" svg:y="10.887cm">
          <draw:text-box>
            <text:p><text:span text:style-name="T2">322</text:span></text:p>
          </draw:text-box>
        </draw:frame>
        <draw:frame draw:style-name="gr9" draw:text-style-name="P3" draw:layer="layout" svg:width="0.9cm" svg:height="0.7cm" svg:x="9.6cm" svg:y="10.887cm">
          <draw:text-box>
            <text:p><text:span text:style-name="T2">321</text:span></text:p>
          </draw:text-box>
        </draw:frame>
        <draw:frame draw:style-name="gr9" draw:text-style-name="P3" draw:layer="layout" svg:width="0.9cm" svg:height="0.7cm" svg:x="3.1cm" svg:y="11.287cm">
          <draw:text-box>
            <text:p><text:span text:style-name="T2">330</text:span></text:p>
          </draw:text-box>
        </draw:frame>
        <draw:frame draw:style-name="gr9" draw:text-style-name="P3" draw:layer="layout" svg:width="0.9cm" svg:height="0.7cm" svg:x="3.9cm" svg:y="11.287cm">
          <draw:text-box>
            <text:p><text:span text:style-name="T2">331</text:span></text:p>
          </draw:text-box>
        </draw:frame>
        <draw:frame draw:style-name="gr9" draw:text-style-name="P3" draw:layer="layout" svg:width="0.9cm" svg:height="0.7cm" svg:x="4.7cm" svg:y="11.287cm">
          <draw:text-box>
            <text:p><text:span text:style-name="T2">332</text:span></text:p>
          </draw:text-box>
        </draw:frame>
        <draw:frame draw:style-name="gr9" draw:text-style-name="P3" draw:layer="layout" svg:width="0.9cm" svg:height="0.7cm" svg:x="5.5cm" svg:y="11.287cm">
          <draw:text-box>
            <text:p><text:span text:style-name="T2">333</text:span></text:p>
          </draw:text-box>
        </draw:frame>
        <draw:frame draw:style-name="gr9" draw:text-style-name="P3" draw:layer="layout" svg:width="0.9cm" svg:height="0.7cm" svg:x="6.3cm" svg:y="11.287cm">
          <draw:text-box>
            <text:p><text:span text:style-name="T2">334</text:span></text:p>
          </draw:text-box>
        </draw:frame>
        <draw:frame draw:style-name="gr9" draw:text-style-name="P3" draw:layer="layout" svg:width="0.9cm" svg:height="0.7cm" svg:x="7.1cm" svg:y="11.287cm">
          <draw:text-box>
            <text:p><text:span text:style-name="T2">335</text:span></text:p>
          </draw:text-box>
        </draw:frame>
        <draw:frame draw:style-name="gr9" draw:text-style-name="P3" draw:layer="layout" svg:width="0.9cm" svg:height="0.7cm" svg:x="8cm" svg:y="11.287cm">
          <draw:text-box>
            <text:p><text:span text:style-name="T2">336</text:span></text:p>
          </draw:text-box>
        </draw:frame>
        <draw:frame draw:style-name="gr9" draw:text-style-name="P3" draw:layer="layout" svg:width="0.9cm" svg:height="0.7cm" svg:x="8.8cm" svg:y="11.287cm">
          <draw:text-box>
            <text:p><text:span text:style-name="T2">337</text:span></text:p>
          </draw:text-box>
        </draw:frame>
        <draw:frame draw:style-name="gr9" draw:text-style-name="P3" draw:layer="layout" svg:width="0.9cm" svg:height="0.7cm" svg:x="9.6cm" svg:y="11.287cm">
          <draw:text-box>
            <text:p><text:span text:style-name="T2">338</text:span></text:p>
          </draw:text-box>
        </draw:frame>
        <draw:frame draw:style-name="gr9" draw:text-style-name="P3" draw:layer="layout" svg:width="0.9cm" svg:height="0.7cm" svg:x="3.1cm" svg:y="12.587cm">
          <draw:text-box>
            <text:p><text:span text:style-name="T2">349</text:span></text:p>
          </draw:text-box>
        </draw:frame>
        <draw:frame draw:style-name="gr9" draw:text-style-name="P3" draw:layer="layout" svg:width="0.9cm" svg:height="0.7cm" svg:x="3.9cm" svg:y="12.587cm">
          <draw:text-box>
            <text:p><text:span text:style-name="T2">348</text:span></text:p>
          </draw:text-box>
        </draw:frame>
        <draw:frame draw:style-name="gr9" draw:text-style-name="P3" draw:layer="layout" svg:width="0.9cm" svg:height="0.7cm" svg:x="4.7cm" svg:y="12.587cm">
          <draw:text-box>
            <text:p><text:span text:style-name="T2">347</text:span></text:p>
          </draw:text-box>
        </draw:frame>
        <draw:frame draw:style-name="gr9" draw:text-style-name="P3" draw:layer="layout" svg:width="0.9cm" svg:height="0.7cm" svg:x="5.5cm" svg:y="12.587cm">
          <draw:text-box>
            <text:p><text:span text:style-name="T2">346</text:span></text:p>
          </draw:text-box>
        </draw:frame>
        <draw:frame draw:style-name="gr9" draw:text-style-name="P3" draw:layer="layout" svg:width="0.9cm" svg:height="0.7cm" svg:x="6.3cm" svg:y="12.587cm">
          <draw:text-box>
            <text:p><text:span text:style-name="T2">345</text:span></text:p>
          </draw:text-box>
        </draw:frame>
        <draw:frame draw:style-name="gr9" draw:text-style-name="P3" draw:layer="layout" svg:width="0.9cm" svg:height="0.7cm" svg:x="7.1cm" svg:y="12.587cm">
          <draw:text-box>
            <text:p><text:span text:style-name="T2">344</text:span></text:p>
          </draw:text-box>
        </draw:frame>
        <draw:frame draw:style-name="gr9" draw:text-style-name="P3" draw:layer="layout" svg:width="0.9cm" svg:height="0.7cm" svg:x="8cm" svg:y="12.587cm">
          <draw:text-box>
            <text:p><text:span text:style-name="T2">343</text:span></text:p>
          </draw:text-box>
        </draw:frame>
        <draw:frame draw:style-name="gr9" draw:text-style-name="P3" draw:layer="layout" svg:width="0.9cm" svg:height="0.7cm" svg:x="8.8cm" svg:y="12.587cm">
          <draw:text-box>
            <text:p><text:span text:style-name="T2">342</text:span></text:p>
          </draw:text-box>
        </draw:frame>
        <draw:frame draw:style-name="gr9" draw:text-style-name="P3" draw:layer="layout" svg:width="0.9cm" svg:height="0.7cm" svg:x="9.6cm" svg:y="12.587cm">
          <draw:text-box>
            <text:p><text:span text:style-name="T2">341</text:span></text:p>
          </draw:text-box>
        </draw:frame>
        <draw:frame draw:style-name="gr9" draw:text-style-name="P3" draw:layer="layout" svg:width="0.9cm" svg:height="0.7cm" svg:x="3.1cm" svg:y="12.987cm">
          <draw:text-box>
            <text:p><text:span text:style-name="T2">350</text:span></text:p>
          </draw:text-box>
        </draw:frame>
        <draw:frame draw:style-name="gr9" draw:text-style-name="P3" draw:layer="layout" svg:width="0.9cm" svg:height="0.7cm" svg:x="3.9cm" svg:y="12.987cm">
          <draw:text-box>
            <text:p><text:span text:style-name="T2">351</text:span></text:p>
          </draw:text-box>
        </draw:frame>
        <draw:frame draw:style-name="gr9" draw:text-style-name="P3" draw:layer="layout" svg:width="0.9cm" svg:height="0.7cm" svg:x="4.7cm" svg:y="12.987cm">
          <draw:text-box>
            <text:p><text:span text:style-name="T2">352</text:span></text:p>
          </draw:text-box>
        </draw:frame>
        <draw:frame draw:style-name="gr9" draw:text-style-name="P3" draw:layer="layout" svg:width="0.9cm" svg:height="0.7cm" svg:x="5.5cm" svg:y="12.987cm">
          <draw:text-box>
            <text:p><text:span text:style-name="T2">353</text:span></text:p>
          </draw:text-box>
        </draw:frame>
        <draw:frame draw:style-name="gr9" draw:text-style-name="P3" draw:layer="layout" svg:width="0.9cm" svg:height="0.7cm" svg:x="6.3cm" svg:y="12.987cm">
          <draw:text-box>
            <text:p><text:span text:style-name="T2">354</text:span></text:p>
          </draw:text-box>
        </draw:frame>
        <draw:frame draw:style-name="gr9" draw:text-style-name="P3" draw:layer="layout" svg:width="0.9cm" svg:height="0.7cm" svg:x="7.1cm" svg:y="12.987cm">
          <draw:text-box>
            <text:p><text:span text:style-name="T2">355</text:span></text:p>
          </draw:text-box>
        </draw:frame>
        <draw:frame draw:style-name="gr9" draw:text-style-name="P3" draw:layer="layout" svg:width="0.9cm" svg:height="0.7cm" svg:x="8cm" svg:y="12.987cm">
          <draw:text-box>
            <text:p><text:span text:style-name="T2">356</text:span></text:p>
          </draw:text-box>
        </draw:frame>
        <draw:frame draw:style-name="gr9" draw:text-style-name="P3" draw:layer="layout" svg:width="0.9cm" svg:height="0.7cm" svg:x="8.8cm" svg:y="12.987cm">
          <draw:text-box>
            <text:p><text:span text:style-name="T2">357</text:span></text:p>
          </draw:text-box>
        </draw:frame>
        <draw:frame draw:style-name="gr9" draw:text-style-name="P3" draw:layer="layout" svg:width="0.9cm" svg:height="0.7cm" svg:x="9.6cm" svg:y="12.987cm">
          <draw:text-box>
            <text:p><text:span text:style-name="T2">35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87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4-23T12:54:36.56</meta:creation-date>
    <dc:date>2023-09-14T20:51:35.23</dc:date>
    <meta:editing-duration>PT8H57M54S</meta:editing-duration>
    <meta:editing-cycles>147</meta:editing-cycles>
    <meta:generator>OpenOffice/4.1.14$Win32 OpenOffice.org_project/4114m1$Build-9811</meta:generator>
    <meta:print-date>2022-02-02T10:27:24.97</meta:print-date>
    <dc:creator>Andrey Rumming</dc:creator>
    <meta:document-statistic meta:object-count="545"/>
  </office:meta>
</office:document-meta>
</file>